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fo:font-weight="bold" officeooo:paragraph-rsid="000f037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10 Pitch" fo:font-size="10pt" fo:font-weight="normal" officeooo:rsid="000f0563" officeooo:paragraph-rsid="000f056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ourier 10 Pitch" fo:font-size="12pt" fo:font-weight="normal" officeooo:rsid="000f0563" officeooo:paragraph-rsid="000f0563" style:font-size-asian="12pt" style:font-weight-asian="normal" style:font-size-complex="12pt" style:font-weight-complex="normal"/>
    </style:style>
    <style:style style:name="P4" style:family="paragraph" style:parent-style-name="Standard" style:list-style-name="WWNum1">
      <style:text-properties style:font-name="Courier 10 Pitch" fo:font-size="12pt" fo:font-weight="bold" officeooo:rsid="000f037d" officeooo:paragraph-rsid="000f037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10 Pitch" fo:font-size="10pt" fo:font-weight="normal" officeooo:rsid="000f0563" officeooo:paragraph-rsid="000f0563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normal" officeooo:rsid="00160226" officeooo:paragraph-rsid="00160226" style:font-size-asian="10pt" style:font-weight-asian="normal" style:font-size-complex="10pt" style:font-weight-complex="normal"/>
    </style:style>
    <style:style style:name="P7" style:family="paragraph" style:parent-style-name="Standard" style:list-style-name="WWNum1" style:master-page-name="Standard">
      <style:paragraph-properties style:page-number="auto"/>
      <style:text-properties style:font-name="Courier 10 Pitch" fo:font-size="12pt" fo:font-weight="bold" officeooo:rsid="000e3138" officeooo:paragraph-rsid="000e3138" style:font-size-asian="12pt" style:font-weight-asian="bold" style:font-size-complex="12pt" style:font-weight-complex="bold"/>
    </style:style>
    <style:style style:name="P8" style:family="paragraph" style:parent-style-name="Standard" style:list-style-name="WWNum1" style:master-page-name="Standard">
      <style:paragraph-properties style:page-number="auto"/>
      <style:text-properties style:font-name="Courier 10 Pitch" fo:font-size="12pt" fo:font-weight="bold" officeooo:rsid="000e3138" officeooo:paragraph-rsid="000f037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3561106565214745" text:style-name="WWNum1">
        <text:list-item>
          <text:p text:style-name="P7">Geometria</text:p>
          <text:list>
            <text:list-item>
              <text:p text:style-name="P4">Área da união de retângulos (N log^2 N)</text:p>
            </text:list-item>
            <text:list-item>
              <text:p text:style-name="P4">Área da união de retângulos (N log N)</text:p>
            </text:list-item>
            <text:list-item>
              <text:p text:style-name="P4">Área da união de retângulos (N log N) Outra implementação</text:p>
            </text:list-item>
            <text:list-item>
              <text:p text:style-name="P4">Estruturas</text:p>
            </text:list-item>
            <text:list-item>
              <text:p text:style-name="P4">Funções básicas</text:p>
            </text:list-item>
            <text:list-item>
              <text:p text:style-name="P4">Funções comparação</text:p>
            </text:list-item>
            <text:list-item>
              <text:p text:style-name="P4">Funções de reta</text:p>
            </text:list-item>
            <text:list-item>
              <text:p text:style-name="P4">Funções polígono</text:p>
            </text:list-item>
            <text:list-item>
              <text:p text:style-name="P4">Funções segmento</text:p>
            </text:list-item>
            <text:list-item>
              <text:p text:style-name="P4">Line Sweep (Balão)</text:p>
            </text:list-item>
            <text:list-item>
              <text:p text:style-name="P4">Rotação de ponto</text:p>
            </text:list-item>
            <text:list-item>
              <text:p text:style-name="P4">Rotating calipers</text:p>
            </text:list-item>
            <text:list-item>
              <text:p text:style-name="P4">Sweep circle (Esconde-esconde)</text:p>
            </text:list-item>
          </text:list>
        </text:list-item>
      </text:list>
      <text:p text:style-name="P1"/>
      <text:list xml:id="list135058406419278" text:continue-list="list3913561106565214745" text:style-name="WWNum1">
        <text:list-item text:start-value="1">
          <text:p text:style-name="P8">Geometria</text:p>
          <text:list>
            <text:list-item>
              <text:p text:style-name="P4">Área da união de retângulos (N log^2 N)</text:p>
            </text:list-item>
          </text:list>
        </text:list-item>
      </text:list>
      <text:p text:style-name="P2">struct seg{</text:p>
      <text:p text:style-name="P2"><text:tab/>ll y, tipo;</text:p>
      <text:p text:style-name="P2"><text:tab/>seg(){}</text:p>
      <text:p text:style-name="P2"><text:tab/>seg(ll a, ll b){</text:p>
      <text:p text:style-name="P2"><text:tab/><text:tab/>y = a;</text:p>
      <text:p text:style-name="P2"><text:tab/><text:tab/>tipo = b;</text:p>
      <text:p text:style-name="P2"><text:tab/>}</text:p>
      <text:p text:style-name="P2"><text:tab/>bool operator &lt; (seg other) const{</text:p>
      <text:p text:style-name="P2"><text:tab/><text:tab/>return y &gt; other.tipo;</text:p>
      <text:p text:style-name="P2"><text:tab/>}</text:p>
      <text:p text:style-name="P2">};</text:p>
      <text:p text:style-name="P2"/>
      <text:p text:style-name="P2">struct event{</text:p>
      <text:p text:style-name="P2"><text:tab/>ll x, y, y0, tipo;</text:p>
      <text:p text:style-name="P2"><text:tab/>event(){}</text:p>
      <text:p text:style-name="P2"><text:tab/>event(ll a, ll b, ll c, ll d){</text:p>
      <text:p text:style-name="P2"><text:tab/><text:tab/>x = a;</text:p>
      <text:p text:style-name="P2"><text:tab/><text:tab/>y = b;</text:p>
      <text:p text:style-name="P2"><text:tab/><text:tab/>y0 = c;</text:p>
      <text:p text:style-name="P2"><text:tab/><text:tab/>tipo = d;</text:p>
      <text:p text:style-name="P2"><text:tab/>}</text:p>
      <text:p text:style-name="P2"><text:tab/>bool operator &lt; (event other) const{</text:p>
      <text:p text:style-name="P2"><text:tab/><text:tab/>return x &lt; other.x;</text:p>
      <text:p text:style-name="P2"><text:tab/>}</text:p>
      <text:p text:style-name="P2">};</text:p>
      <text:p text:style-name="P2"/>
      <text:p text:style-name="P2">ll ABRE = 0;</text:p>
      <text:p text:style-name="P2">ll FECHA = 1;</text:p>
      <text:p text:style-name="P2"/>
      <text:p text:style-name="P2">multiset&lt;pair&lt;ll, ll&gt;, greater&lt;pair&lt;ll, ll&gt; &gt; &gt; ativo;</text:p>
      <text:p text:style-name="P2">vector&lt;event&gt; evento;</text:p>
      <text:p text:style-name="P2"/>
      <text:p text:style-name="P2">ll sweep(){</text:p>
      <text:p text:style-name="P2"><text:tab/>ll area=0;</text:p>
      <text:p text:style-name="P2"><text:tab/>ll x=0, x1=0;</text:p>
      <text:p text:style-name="P2"><text:tab/>event eve;</text:p>
      <text:p text:style-name="P2"><text:tab/>ll cnt = 0;</text:p>
      <text:p text:style-name="P2"><text:tab/>ll U=0;</text:p>
      <text:p text:style-name="P2"><text:tab/>ll D=0;</text:p>
      <text:p text:style-name="P2"><text:tab/>//~ ll ans = 0;</text:p>
      <text:p text:style-name="P2"><text:tab/></text:p>
      <text:p text:style-name="P2"><text:tab/>for (ll i = 0; i &lt; evento.size(); i++)</text:p>
      <text:p text:style-name="P2"><text:tab/>{</text:p>
      <text:p text:style-name="P2"><text:tab/><text:tab/>eve = evento[i];</text:p>
      <text:p text:style-name="P2"><text:tab/><text:tab/>cnt = 0;</text:p>
      <text:p text:style-name="P2"><text:tab/><text:tab/>x1 = eve.x;</text:p>
      <text:p text:style-name="P2"><text:tab/><text:tab/>//~ prllf("%s em x=%d\n", eve.tipo==ABRE ? "abre" : "fecha", eve.x);</text:p>
      <text:p text:style-name="P2"><text:tab/><text:tab/>for(auto it : ativo){</text:p>
      <text:p text:style-name="P2"><text:tab/><text:tab/><text:tab/>//~ oioi;</text:p>
      <text:p text:style-name="P2"><text:tab/><text:tab/><text:tab/>if(it.S == ABRE){</text:p>
      <text:p text:style-name="P2"><text:tab/><text:tab/><text:tab/><text:tab/>if(cnt==0) U = it.F;</text:p>
      <text:p text:style-name="P2"><text:tab/><text:tab/><text:tab/><text:tab/>cnt++;</text:p>
      <text:p text:style-name="P2"><text:tab/><text:tab/><text:tab/>}else if(it.S==FECHA){</text:p>
      <text:p text:style-name="P2"><text:tab/><text:tab/><text:tab/><text:tab/>if(cnt==1){</text:p>
      <text:p text:style-name="P2"><text:tab/><text:tab/><text:tab/><text:tab/><text:tab/>D = it.F;</text:p>
      <text:p text:style-name="P2"><text:tab/><text:tab/><text:tab/><text:tab/><text:tab/>//~ prllf("x = %d <text:s/>x1 = %d <text:s/>U = %d <text:s/>D = %d\n", x, x1, U, D);</text:p>
      <text:p text:style-name="P2"><text:tab/><text:tab/><text:tab/><text:tab/><text:tab/>area += (x1-x)*(U-D);</text:p>
      <text:p text:style-name="P2"><text:soft-page-break/><text:tab/><text:tab/><text:tab/><text:tab/>}</text:p>
      <text:p text:style-name="P2"><text:tab/><text:tab/><text:tab/><text:tab/>cnt--;</text:p>
      <text:p text:style-name="P2"><text:tab/><text:tab/><text:tab/>}</text:p>
      <text:p text:style-name="P2"><text:tab/><text:tab/>}</text:p>
      <text:p text:style-name="P2"><text:tab/><text:tab/></text:p>
      <text:p text:style-name="P2"><text:tab/><text:tab/>if(eve.tipo == ABRE){</text:p>
      <text:p text:style-name="P2"><text:tab/><text:tab/><text:tab/>ativo.insert(mp(eve.y0, ABRE));</text:p>
      <text:p text:style-name="P2"><text:tab/><text:tab/><text:tab/>ativo.insert(mp(eve.y, FECHA));</text:p>
      <text:p text:style-name="P2"><text:tab/><text:tab/>}else{</text:p>
      <text:p text:style-name="P2"><text:tab/><text:tab/><text:tab/>//~ for(auto i : ativo){</text:p>
      <text:p text:style-name="P2"><text:tab/><text:tab/><text:tab/><text:tab/>//~ if(i.F==eve.y &amp;&amp; i.S==ABRE) ativo.erase(i);</text:p>
      <text:p text:style-name="P2"><text:tab/><text:tab/><text:tab/><text:tab/>//~ if(i.F==eve.y0 &amp;&amp; i.S==FECHA) ativo.erase(i);</text:p>
      <text:p text:style-name="P2"><text:tab/><text:tab/><text:tab/>//~ }</text:p>
      <text:p text:style-name="P2"><text:tab/><text:tab/><text:tab/>ativo.erase(ativo.find(mp(eve.y0, ABRE)));</text:p>
      <text:p text:style-name="P2"><text:tab/><text:tab/><text:tab/>ativo.erase(ativo.find(mp(eve.y, FECHA)));</text:p>
      <text:p text:style-name="P2"><text:tab/><text:tab/>}</text:p>
      <text:p text:style-name="P2"><text:tab/><text:tab/>x = x1;</text:p>
      <text:p text:style-name="P2"><text:tab/><text:tab/>//~ x1 = eve.x;</text:p>
      <text:p text:style-name="P2"><text:tab/>}</text:p>
      <text:p text:style-name="P2"><text:tab/></text:p>
      <text:p text:style-name="P2"><text:tab/>return area;</text:p>
      <text:p text:style-name="P2">}</text:p>
      <text:p text:style-name="P2"/>
      <text:p text:style-name="P2">int main () {</text:p>
      <text:p text:style-name="P2"><text:tab/>ll n, x, y, larg, alt, x0, y0;</text:p>
      <text:p text:style-name="P2"><text:tab/>cin &gt;&gt; n;</text:p>
      <text:p text:style-name="P2"><text:tab/>for (ll i = 0; i &lt; n; i++)</text:p>
      <text:p text:style-name="P2"><text:tab/>{</text:p>
      <text:p text:style-name="P2"><text:tab/><text:tab/>cin &gt;&gt; x &gt;&gt; y &gt;&gt; x0 &gt;&gt; y0;</text:p>
      <text:p text:style-name="P2"><text:tab/><text:tab/>evento.pb(event(x, y, y0, ABRE));</text:p>
      <text:p text:style-name="P2"><text:tab/><text:tab/>evento.pb(event(x0, y, y0, FECHA));</text:p>
      <text:p text:style-name="P2"><text:tab/>}</text:p>
      <text:p text:style-name="P2"><text:tab/>sort(evento.begin(), evento.end());</text:p>
      <text:p text:style-name="P2"><text:tab/></text:p>
      <text:p text:style-name="P2"><text:tab/>ll area = sweep();</text:p>
      <text:p text:style-name="P2"><text:tab/>//~ cout &lt;&lt; "Area total = " &lt;&lt; area &lt;&lt; endl;</text:p>
      <text:p text:style-name="P2"><text:tab/>cout &lt;&lt; area &lt;&lt; endl;</text:p>
      <text:p text:style-name="P2"><text:tab/></text:p>
      <text:p text:style-name="P2"><text:tab/>return 0;</text:p>
      <text:p text:style-name="P2">}</text:p>
      <text:p text:style-name="P2"/>
      <text:list xml:id="list135057875567687" text:continue-numbering="true" text:style-name="WWNum1">
        <text:list-item>
          <text:list>
            <text:list-item>
              <text:p text:style-name="P4">Área da união de retângulos (N log N)</text:p>
            </text:list-item>
          </text:list>
        </text:list-item>
      </text:list>
      <text:p text:style-name="P2">#define P(x,y) make_pair(x,y)</text:p>
      <text:p text:style-name="P2">using namespace std;</text:p>
      <text:p text:style-name="P2">class Rectangle{</text:p>
      <text:p text:style-name="P2"><text:s text:c="4"/>public:</text:p>
      <text:p text:style-name="P2"><text:s text:c="4"/>int x1 , y1 , x2 , y2;</text:p>
      <text:p text:style-name="P2"><text:s text:c="4"/>static Rectangle empt;</text:p>
      <text:p text:style-name="P2"><text:s text:c="4"/>Rectangle(){</text:p>
      <text:p text:style-name="P2"><text:s text:c="8"/>x1=y1=x2=y2=0;</text:p>
      <text:p text:style-name="P2"><text:s text:c="4"/>}</text:p>
      <text:p text:style-name="P2"><text:s text:c="4"/>Rectangle(int X1 , int Y1 , int X2 , int Y2){</text:p>
      <text:p text:style-name="P2"><text:s text:c="8"/>x1 = X1; y1=Y1;</text:p>
      <text:p text:style-name="P2"><text:s text:c="8"/>x2 = X2; y2=Y2;</text:p>
      <text:p text:style-name="P2"><text:s text:c="4"/>}</text:p>
      <text:p text:style-name="P2"><text:s text:c="4"/>Rectangle intersect(Rectangle R){</text:p>
      <text:p text:style-name="P2"><text:s text:c="8"/>if(R.x1 &gt;= x2 || R.x2 &lt;= x1) return empt;</text:p>
      <text:p text:style-name="P2"><text:s text:c="8"/>if(R.y1 &gt;= y2 || R.y2 &lt;= y1) return empt;</text:p>
      <text:p text:style-name="P2"><text:s text:c="8"/>return Rectangle(max(x1 , R.x1) , max(y1 , R.y1) , min(x2 , R.x2) , min(y2 , R.y2));</text:p>
      <text:p text:style-name="P2"><text:soft-page-break/><text:s text:c="4"/>}</text:p>
      <text:p text:style-name="P2">};</text:p>
      <text:p text:style-name="P2">struct Event{</text:p>
      <text:p text:style-name="P2"><text:s text:c="4"/>int x , y1 , y2 , type;</text:p>
      <text:p text:style-name="P2"><text:s text:c="4"/>Event(){}</text:p>
      <text:p text:style-name="P2"><text:s text:c="4"/>Event(int x , int y1 , int y2 , int type):x(x) , y1(y1) , y2(y2) , type(type){}</text:p>
      <text:p text:style-name="P2">};</text:p>
      <text:p text:style-name="P2">bool operator &lt; (const Event&amp;A , const Event&amp;B){</text:p>
      <text:p text:style-name="P2"><text:s text:c="4"/>//if(A.x != B.x)</text:p>
      <text:p text:style-name="P2"><text:s text:c="4"/>return A.x &lt; B.x;</text:p>
      <text:p text:style-name="P2"><text:s text:c="4"/>//if(A.y1 != B.y1) return A.y1 &lt; B.y1;</text:p>
      <text:p text:style-name="P2"><text:s text:c="4"/>//if(A.y2 != B.y2()) A.y2 &lt; B.y2;</text:p>
      <text:p text:style-name="P2">}</text:p>
      <text:p text:style-name="P2">const int MX=(1&lt;&lt;17);</text:p>
      <text:p text:style-name="P2">struct Node{</text:p>
      <text:p text:style-name="P2"><text:s text:c="4"/>int prob , sum , ans;</text:p>
      <text:p text:style-name="P2"><text:s text:c="4"/>Node(){}</text:p>
      <text:p text:style-name="P2"><text:s text:c="4"/>Node(int prob , int sum , int ans):prob(prob) , sum(sum) , ans(ans){}</text:p>
      <text:p text:style-name="P2">};</text:p>
      <text:p text:style-name="P2">Node tree[MX*4];</text:p>
      <text:p text:style-name="P2">int interval[MX];</text:p>
      <text:p text:style-name="P2">void build(int x , int a , int b){</text:p>
      <text:p text:style-name="P2"><text:s text:c="4"/>tree[x] = Node(0 , 0 , 0);</text:p>
      <text:p text:style-name="P2"><text:s text:c="4"/>if(a==b){</text:p>
      <text:p text:style-name="P2"><text:s text:c="8"/>tree[x].sum+=interval[a];</text:p>
      <text:p text:style-name="P2"><text:s text:c="8"/>return;</text:p>
      <text:p text:style-name="P2"><text:s text:c="4"/>}</text:p>
      <text:p text:style-name="P2"><text:s text:c="4"/>build(x*2 , a , (a+b)/2);</text:p>
      <text:p text:style-name="P2"><text:s text:c="4"/>build(x*2+1 , (a+b)/2+1 , b);</text:p>
      <text:p text:style-name="P2"><text:s text:c="4"/>tree[x].sum = tree[x*2].sum + tree[x*2+1].sum;</text:p>
      <text:p text:style-name="P2">}</text:p>
      <text:p text:style-name="P2">int ask(int x){</text:p>
      <text:p text:style-name="P2"><text:s text:c="4"/>if(tree[x].prob) return tree[x].sum;</text:p>
      <text:p text:style-name="P2"><text:s text:c="4"/>return tree[x].ans;</text:p>
      <text:p text:style-name="P2">}</text:p>
      <text:p text:style-name="P2">int st , en , V;</text:p>
      <text:p text:style-name="P2">void update(int x , int a , int b){</text:p>
      <text:p text:style-name="P2"><text:s text:c="4"/>if(st&gt;b || en&lt;a) return;</text:p>
      <text:p text:style-name="P2"><text:s text:c="4"/>if(a&gt;=st &amp;&amp; b&lt;=en){</text:p>
      <text:p text:style-name="P2"><text:s text:c="8"/>tree[x].prob+=V;</text:p>
      <text:p text:style-name="P2"><text:s text:c="8"/>return;</text:p>
      <text:p text:style-name="P2"><text:s text:c="4"/>}</text:p>
      <text:p text:style-name="P2"><text:s text:c="4"/>update(x*2 , a , (a+b)/2);</text:p>
      <text:p text:style-name="P2"><text:s text:c="4"/>update(x*2+1 , (a+b)/2+1 , b);</text:p>
      <text:p text:style-name="P2"><text:s text:c="4"/>tree[x].ans = ask(x*2) + ask(x*2+1);</text:p>
      <text:p text:style-name="P2">}</text:p>
      <text:p text:style-name="P2">Rectangle Rectangle::empt = Rectangle();</text:p>
      <text:p text:style-name="P2">vector &lt; Rectangle &gt; Rect;</text:p>
      <text:p text:style-name="P2">vector &lt; int &gt; sorted;</text:p>
      <text:p text:style-name="P2">vector &lt; Event &gt; sweep;</text:p>
      <text:p text:style-name="P2">void compressncalc(){</text:p>
      <text:p text:style-name="P2"><text:s text:c="4"/>sweep.clear();</text:p>
      <text:p text:style-name="P2"><text:s text:c="4"/>sorted.clear();</text:p>
      <text:p text:style-name="P2"><text:s text:c="4"/>for(auto R : Rect){</text:p>
      <text:p text:style-name="P2"><text:s text:c="8"/>sorted.push_back(R.y1);</text:p>
      <text:p text:style-name="P2"><text:s text:c="8"/>sorted.push_back(R.y2);</text:p>
      <text:p text:style-name="P2"><text:s text:c="4"/>}</text:p>
      <text:p text:style-name="P2"><text:s text:c="4"/>sort(sorted.begin() , sorted.end());</text:p>
      <text:p text:style-name="P2"><text:s text:c="4"/>sorted.erase(unique(sorted.begin() , sorted.end()) , sorted.end());</text:p>
      <text:p text:style-name="P2"><text:soft-page-break/><text:s text:c="4"/>int sz = sorted.size();</text:p>
      <text:p text:style-name="P2"><text:s text:c="4"/>for(int j=0;j&lt;sorted.size() - 1;j++)</text:p>
      <text:p text:style-name="P2"><text:s text:c="8"/>interval[j+1] = sorted[j+1] - sorted[j];</text:p>
      <text:p text:style-name="P2"><text:s text:c="4"/>for(auto R : Rect){</text:p>
      <text:p text:style-name="P2"><text:s text:c="8"/>sweep.push_back(Event(R.x1 , R.y1 , R.y2 , 1));</text:p>
      <text:p text:style-name="P2"><text:s text:c="8"/>sweep.push_back(Event(R.x2 , R.y1 , R.y2 , -1));</text:p>
      <text:p text:style-name="P2"><text:s text:c="4"/>}</text:p>
      <text:p text:style-name="P2"><text:s text:c="4"/>sort(sweep.begin() , sweep.end());</text:p>
      <text:p text:style-name="P2"><text:s text:c="4"/>build(1,1,sz-1);</text:p>
      <text:p text:style-name="P2">}</text:p>
      <text:p text:style-name="P2">long long ans;</text:p>
      <text:p text:style-name="P2">void Sweep(){</text:p>
      <text:p text:style-name="P2"><text:s text:c="4"/>ans=0;</text:p>
      <text:p text:style-name="P2"><text:s text:c="4"/>if(sorted.empty() || sweep.empty()) return;</text:p>
      <text:p text:style-name="P2"><text:s text:c="4"/>int last = 0 , sz_ = sorted.size();</text:p>
      <text:p text:style-name="P2"><text:s text:c="4"/>for(int j=0;j&lt;sweep.size();j++){</text:p>
      <text:p text:style-name="P2"><text:s text:c="8"/>ans+= 1ll * (sweep[j].x - last) * ask(1);</text:p>
      <text:p text:style-name="P2"><text:s text:c="8"/>last = sweep[j].x;</text:p>
      <text:p text:style-name="P2"><text:s text:c="8"/>V = sweep[j].type;</text:p>
      <text:p text:style-name="P2"><text:s text:c="8"/>st = lower_bound(sorted.begin() , sorted.end() , sweep[j].y1) - sorted.begin() + 1;</text:p>
      <text:p text:style-name="P2"><text:s text:c="8"/>en = lower_bound(sorted.begin() , sorted.end() , sweep[j].y2) - sorted.begin();</text:p>
      <text:p text:style-name="P2"><text:s text:c="8"/>update(1 , 1 , sz_-1);</text:p>
      <text:p text:style-name="P2"><text:s text:c="4"/>}</text:p>
      <text:p text:style-name="P2">}</text:p>
      <text:p text:style-name="P2">int main(){</text:p>
      <text:p text:style-name="P2">// <text:s text:c="3"/>freopen("in.in","r",stdin);</text:p>
      <text:p text:style-name="P2"><text:s text:c="4"/>int n;</text:p>
      <text:p text:style-name="P2"><text:s text:c="4"/>scanf("%d",&amp;n);</text:p>
      <text:p text:style-name="P2"><text:s text:c="4"/>for(int j=1;j&lt;=n;j++){</text:p>
      <text:p text:style-name="P2"><text:s text:c="8"/>int a , b ,c <text:s/>, d;</text:p>
      <text:p text:style-name="P2"><text:s text:c="8"/>scanf("%d %d %d %d",&amp;a,&amp;b,&amp;c,&amp;d);</text:p>
      <text:p text:style-name="P2"><text:s text:c="8"/>Rect.push_back(Rectangle(a , b , c , d));</text:p>
      <text:p text:style-name="P2"><text:s text:c="4"/>}</text:p>
      <text:p text:style-name="P2"><text:s text:c="4"/>compressncalc();</text:p>
      <text:p text:style-name="P2"><text:s text:c="4"/>Sweep();</text:p>
      <text:p text:style-name="P2"><text:s text:c="4"/>cout&lt;&lt;ans&lt;&lt;endl;</text:p>
      <text:p text:style-name="P2">}</text:p>
      <text:p text:style-name="P2"/>
      <text:list xml:id="list135058597447925" text:continue-numbering="true" text:style-name="WWNum1">
        <text:list-item>
          <text:list>
            <text:list-item>
              <text:p text:style-name="P4">Área da união de retângulos (N log N) Outra implementação</text:p>
            </text:list-item>
          </text:list>
        </text:list-item>
      </text:list>
      <text:p text:style-name="P2">/** Union Of rectangle Area */ </text:p>
      <text:p text:style-name="P2"/>
      <text:p text:style-name="P2">struct Edge {</text:p>
      <text:p text:style-name="P2"><text:s text:c="4"/>bool open;</text:p>
      <text:p text:style-name="P2"><text:s text:c="4"/>int x, yMin, yMax;</text:p>
      <text:p text:style-name="P2"><text:s text:c="4"/>Edge(int x, int y1, int y2, bool op) {</text:p>
      <text:p text:style-name="P2"><text:s text:c="8"/>this-&gt;x = x;</text:p>
      <text:p text:style-name="P2"><text:s text:c="8"/>yMin = y1, yMax = y2;</text:p>
      <text:p text:style-name="P2"><text:s text:c="8"/>open = op;</text:p>
      <text:p text:style-name="P2"><text:s text:c="4"/>}</text:p>
      <text:p text:style-name="P2"><text:s text:c="4"/>bool operator &lt; (const Edge &amp;e) const {</text:p>
      <text:p text:style-name="P2"><text:s text:c="8"/>return (x &lt; e.x);</text:p>
      <text:p text:style-name="P2"><text:s text:c="4"/>}</text:p>
      <text:p text:style-name="P2">};</text:p>
      <text:p text:style-name="P2"/>
      <text:p text:style-name="P2"/>
      <text:p text:style-name="P2">int n, m, h[maxN &lt;&lt; 1];</text:p>
      <text:p text:style-name="P2">int sum[maxN &lt;&lt; 5], counter[maxN &lt;&lt; 5];</text:p>
      <text:p text:style-name="P2"><text:soft-page-break/>vector&lt;Edge&gt; edges;</text:p>
      <text:p text:style-name="P2"/>
      <text:p text:style-name="P2"/>
      <text:p text:style-name="P2"/>
      <text:p text:style-name="P2">void print ( )</text:p>
      <text:p text:style-name="P2">{ <text:s text:c="2"/>int maxsize=ceil(log2(num));</text:p>
      <text:p text:style-name="P2"><text:s text:c="5"/>maxsize=2*pow(2,maxsize)-1;</text:p>
      <text:p text:style-name="P2"/>
      <text:p text:style-name="P2"><text:s text:c="3"/>for(int i= 1 ; i&lt;=maxsize ; i++ )</text:p>
      <text:p text:style-name="P2"><text:s text:c="10"/>cout&lt;&lt;sum[i]&lt;&lt;" ";</text:p>
      <text:p text:style-name="P2"><text:s text:c="4"/></text:p>
      <text:p text:style-name="P2"><text:s text:c="4"/>cout&lt;&lt;endl;</text:p>
      <text:p text:style-name="P2"/>
      <text:p text:style-name="P2">}</text:p>
      <text:p text:style-name="P2"/>
      <text:p text:style-name="P2">void update(int p, int l, int r, int yMin, int yMax, bool open) {</text:p>
      <text:p text:style-name="P2"/>
      <text:p text:style-name="P2"><text:s text:c="2"/>if (h[r] &lt; yMin || yMax &lt; h[l]) return;</text:p>
      <text:p text:style-name="P2"/>
      <text:p text:style-name="P2"><text:s text:c="2"/>// if ymin is greater than h[r] which is array of sorted y coordinates or</text:p>
      <text:p text:style-name="P2"><text:s text:c="2"/>// ymax is less than h[l] then l - r is not the required range</text:p>
      <text:p text:style-name="P2"/>
      <text:p text:style-name="P2"><text:s/>/*</text:p>
      <text:p text:style-name="P2">suppose our figure is like this ::</text:p>
      <text:p text:style-name="P2"><text:s text:c="10"/>_(2,5)</text:p>
      <text:p text:style-name="P2"><text:s text:c="8"/>_|_|_ (3,4)</text:p>
      <text:p text:style-name="P2">(0,3) <text:s/>|_|_|_|</text:p>
      <text:p text:style-name="P2"><text:s text:c="2"/>(1,2) _|_|_ (3,2)</text:p>
      <text:p text:style-name="P2">(0,1) <text:s/>|_|_|_|</text:p>
      <text:p text:style-name="P2"><text:s text:c="2"/>Three rectangles are there</text:p>
      <text:p text:style-name="P2"><text:s text:c="4"/>1) 0,1 -&gt; 3,2</text:p>
      <text:p text:style-name="P2"><text:s text:c="4"/>2) 0,3 -&gt; 3,4</text:p>
      <text:p text:style-name="P2"><text:s text:c="4"/>3) 1,2 -&gt; 2,5</text:p>
      <text:p text:style-name="P2"><text:s text:c="2"/>h <text:s text:c="2"/>-&gt; [ 1 , 2 , 3, <text:s/>4, 5 ]</text:p>
      <text:p text:style-name="P2">edges -&gt; [ (0,1,2) (0,3,4) (1,2,5) (2,2,5) (3,1,2) (3,3,4) ]</text:p>
      <text:p text:style-name="P2"><text:s text:c="7"/>Segment Tree using updation</text:p>
      <text:p text:style-name="P2"><text:s text:c="12"/>(1,5) <text:s text:c="23"/>0 <text:s text:c="8"/>1 <text:s text:c="9"/>2 <text:s text:c="9"/>4 <text:s text:c="9"/>2 <text:s text:c="8"/>1 <text:s text:c="8"/>0</text:p>
      <text:p text:style-name="P2"><text:s text:c="5"/>(1,3) <text:s text:c="7"/>(3,5) <text:s text:c="16"/>0 0 <text:s text:c="6"/>1 0 <text:s text:c="7"/>1 1 <text:s text:c="7"/>2 2 <text:s text:c="7"/>1 1 <text:s text:c="6"/>0 1 <text:s text:c="6"/>0 0</text:p>
      <text:p text:style-name="P2"><text:s text:c="2"/>(1,2) (2,3) <text:s/>(3,4) (4,5) <text:s text:c="11"/>0 0 0 0 <text:s text:c="2"/>1 0 0 0 <text:s text:c="3"/>1 0 1 0 <text:s text:c="3"/>1 1 1 0 <text:s text:c="3"/>1 0 1 0 <text:s text:c="2"/>0 0 1 0 <text:s text:c="2"/>0 0 0 0</text:p>
      <text:p text:style-name="P2">Question is what is actually done over here ?</text:p>
      <text:p text:style-name="P2"><text:s text:c="3"/>1 ) Firstly we sorted the edges according to the x coordinate and h[] according to y coordinates.</text:p>
      <text:p text:style-name="P2"><text:s text:c="3"/>2 ) then we started moving horizontal using a vertical sweep line to encounter 2 <text:s/>types of events : Left Edge, <text:s/>Right Edge</text:p>
      <text:p text:style-name="P2"><text:s text:c="5"/>i) Left Edge: on encountering a left edge, we move it into the active sets and update the total length</text:p>
      <text:p text:style-name="P2"><text:s text:c="19"/>of vertical sweep line that is cut by the rectangualar boxes , this is done by update function</text:p>
      <text:p text:style-name="P2"><text:s text:c="19"/>here we have two variable ymin (lower left y coordinate), ymax (upper left y coordinate) .</text:p>
      <text:p text:style-name="P2"><text:s text:c="19"/>using which we update the total length of sweep line intersected at that event, and after updating</text:p>
      <text:p text:style-name="P2"><text:s text:c="19"/>sum[1] gives the length of intersected sweep line at that x coordinate.</text:p>
      <text:p text:style-name="P2"><text:s text:c="5"/>ii) Right Edge : On encountering a right edge, we again update the segment tree.</text:p>
      <text:p text:style-name="P2"><text:soft-page-break/><text:s text:c="3"/>3) Function of segment tree is to store the intesected length at various x positions namely the events, whenever</text:p>
      <text:p text:style-name="P2"><text:s text:c="6"/>we reach an edge we update the intersected length <text:s/>, whenever we are at left edge we know that we have added an edge between</text:p>
      <text:p text:style-name="P2"><text:s text:c="6"/>ymin and ymax therefore we need to add this to the sum at this position, if we are at right edge we know that we need to remove</text:p>
      <text:p text:style-name="P2"><text:s text:c="6"/>an edge between ymin and ymax, we do so by reducing counter ,if counter is still not zero means there were overlapping rectss</text:p>
      <text:p text:style-name="P2"><text:s text:c="6"/>and we sum[p] = h[r]- h[l] .</text:p>
      <text:p text:style-name="P2"><text:s text:c="5"/>NOTE : at any time there will be only two types of rectangles in active sets we need to worry abt</text:p>
      <text:p text:style-name="P2"><text:s text:c="8"/>____ <text:s text:c="21"/>__</text:p>
      <text:p text:style-name="P2"><text:s text:c="7"/>|____| <text:s text:c="7"/>OR <text:s text:c="9"/>|__|</text:p>
      <text:p text:style-name="P2"><text:s text:c="11"/>_____ <text:s text:c="14"/>__|__|__</text:p>
      <text:p text:style-name="P2"><text:s text:c="10"/>|_____| <text:s text:c="12"/>|__|__|__|</text:p>
      <text:p text:style-name="P2"><text:s text:c="2"/>(One below or abv otr) <text:s text:c="4"/>(overlapping once)</text:p>
      <text:p text:style-name="P2"><text:s/>*/</text:p>
      <text:p text:style-name="P2"/>
      <text:p text:style-name="P2"/>
      <text:p text:style-name="P2"><text:s text:c="4"/>int c = p &lt;&lt; 1, mid = (l + r) &gt;&gt; 1;</text:p>
      <text:p text:style-name="P2"/>
      <text:p text:style-name="P2"><text:s text:c="4"/>if (yMin &lt;= h[l] &amp;&amp; h[r] &lt;= yMax) { <text:s text:c="8"/>// ymin --- h[l] --- h[r] --- ymax</text:p>
      <text:p text:style-name="P2"><text:s text:c="8"/>counter[p] += open ? 1 : -1;</text:p>
      <text:p text:style-name="P2"><text:s text:c="8"/>if (counter[p]) sum[p] = h[r] - h[l]; <text:s/>//if there is a rectangle at that posn that is bw h[l] and h[r] we will add that to length</text:p>
      <text:p text:style-name="P2"><text:s text:c="8"/>else sum[p] = sum[c] + sum[c + 1]; <text:s text:c="3"/>// else we will just sumup of lengths above and beloew this region</text:p>
      <text:p text:style-name="P2"><text:s text:c="8"/>return;</text:p>
      <text:p text:style-name="P2"><text:s text:c="4"/>}</text:p>
      <text:p text:style-name="P2"/>
      <text:p text:style-name="P2"><text:s text:c="4"/>if (l + 1 &gt;= r) return;</text:p>
      <text:p text:style-name="P2"/>
      <text:p text:style-name="P2"><text:s text:c="4"/>update(c, l, mid, yMin, yMax, open);</text:p>
      <text:p text:style-name="P2"><text:s text:c="4"/>update(c + 1, mid, r, yMin, yMax, open);</text:p>
      <text:p text:style-name="P2"/>
      <text:p text:style-name="P2"><text:s text:c="4"/>if (counter[p]) sum[p] = h[r] - h[l];</text:p>
      <text:p text:style-name="P2"><text:s text:c="4"/>else sum[p] = sum[c] + sum[c + 1];</text:p>
      <text:p text:style-name="P2"/>
      <text:p text:style-name="P2"/>
      <text:p text:style-name="P2"/>
      <text:p text:style-name="P2">}</text:p>
      <text:p text:style-name="P2"/>
      <text:p text:style-name="P2">int64 solve() {</text:p>
      <text:p text:style-name="P2"><text:s text:c="32"/>// process height for horzntl. sweep line</text:p>
      <text:p text:style-name="P2"><text:s text:c="4"/>sort(h + 1, h + m + 1); <text:s text:c="3"/>// <text:s/>Sorting the hieght according to the y coordinates</text:p>
      <text:p text:style-name="P2"><text:s text:c="4"/>int k = 1;</text:p>
      <text:p text:style-name="P2"/>
      <text:p text:style-name="P2"><text:s text:c="4"/>FOR (i, 2, m) if (h[i] != h[k]) <text:s/>// <text:s/>Deleting the same horizontal sweeplines</text:p>
      <text:p text:style-name="P2"><text:s text:c="7"/>h[++k] = h[i]; <text:s text:c="15"/>// <text:s text:c="4"/>as they are redundant</text:p>
      <text:p text:style-name="P2"><text:s text:c="11"/>m = k;</text:p>
      <text:p text:style-name="P2"><text:s text:c="9"/>num <text:s/>= m;</text:p>
      <text:p text:style-name="P2"/>
      <text:p text:style-name="P2"/>
      <text:p text:style-name="P2"><text:s text:c="4"/>for (int i = 0, lm = maxN &lt;&lt; 4; i &lt; lm; i++) // This is the initialization step of segment tree</text:p>
      <text:p text:style-name="P2"><text:s text:c="8"/>sum[i] = 0, counter[i] = 0;</text:p>
      <text:p text:style-name="P2"/>
      <text:p text:style-name="P2"/>
      <text:p text:style-name="P2"><text:soft-page-break/></text:p>
      <text:p text:style-name="P2"><text:s text:c="4"/>int64 area = 0LL; <text:s/>// <text:s/>Initializing the Area</text:p>
      <text:p text:style-name="P2"/>
      <text:p text:style-name="P2"><text:s text:c="4"/>sort(all(edges)); <text:s/>// Sorting according to x coordinates for ver. swp line</text:p>
      <text:p text:style-name="P2"/>
      <text:p text:style-name="P2"><text:s text:c="4"/>update(1, 1, m, edges[0].yMin, edges[0].yMax, edges[0].open);</text:p>
      <text:p text:style-name="P2"><text:s text:c="3"/>// print();</text:p>
      <text:p text:style-name="P2"/>
      <text:p text:style-name="P2"><text:s text:c="4"/>for (int i = 1; i &lt; edges.size(); i++) {</text:p>
      <text:p text:style-name="P2"><text:s text:c="8"/>area += sum[1] * (int64)(edges[i].x - edges[i - 1].x);</text:p>
      <text:p text:style-name="P2"><text:s text:c="8"/>update(1, 1, m, edges[i].yMin, edges[i].yMax, edges[i].open);</text:p>
      <text:p text:style-name="P2"><text:s text:c="6"/>// <text:s/>print();</text:p>
      <text:p text:style-name="P2"><text:s text:c="12"/>}</text:p>
      <text:p text:style-name="P2"><text:s text:c="4"/>return area;</text:p>
      <text:p text:style-name="P2"/>
      <text:p text:style-name="P2"/>
      <text:p text:style-name="P2"/>
      <text:p text:style-name="P2">}</text:p>
      <text:p text:style-name="P2"/>
      <text:p text:style-name="P2">int main() {</text:p>
      <text:p text:style-name="P2"><text:s text:c="6"/>int n;</text:p>
      <text:p text:style-name="P2"><text:s text:c="6"/>cin&gt;&gt;n;</text:p>
      <text:p text:style-name="P2"><text:s text:c="6"/>int <text:s/>x1, y1, x2, y2;</text:p>
      <text:p text:style-name="P2"/>
      <text:p text:style-name="P2"><text:s text:c="8"/>edges.clear();</text:p>
      <text:p text:style-name="P2"><text:s text:c="8"/>m = 0;</text:p>
      <text:p text:style-name="P2"><text:s text:c="8"/>FOR (i, 1, n) {</text:p>
      <text:p text:style-name="P2"><text:s text:c="12"/>scanf("%d %d %d %d", &amp;x1, &amp;y1, &amp;x2, &amp;y2);</text:p>
      <text:p text:style-name="P2"/>
      <text:p text:style-name="P2"/>
      <text:p text:style-name="P2"><text:s text:c="12"/>if(x1==x2 &amp;&amp; y1&gt;y2)swap(y1,y2);</text:p>
      <text:p text:style-name="P2"><text:s text:c="12"/>else if(y1==y2 <text:s text:c="2"/>&amp;&amp; x1&gt;x2)swap(x1,x2);</text:p>
      <text:p text:style-name="P2"/>
      <text:p text:style-name="P2"><text:s text:c="12"/>x2+=1; <text:s text:c="3"/>// x1 and y1 are bottom left coordinates</text:p>
      <text:p text:style-name="P2"><text:s text:c="12"/>y2+=1; <text:s text:c="3"/>// x2 and y2 are top right coordinates</text:p>
      <text:p text:style-name="P2"/>
      <text:p text:style-name="P2"/>
      <text:p text:style-name="P2"><text:s text:c="12"/>edges.pb(Edge(x1, y1, y2, true)); <text:s text:c="2"/>// Inserting the Left edge</text:p>
      <text:p text:style-name="P2"><text:s text:c="12"/>edges.pb(Edge(x2, y1, y2, false)); <text:s/>// Inserting the Right Edge</text:p>
      <text:p text:style-name="P2"/>
      <text:p text:style-name="P2"><text:s text:c="12"/>/*</text:p>
      <text:p text:style-name="P2"><text:s text:c="12"/>(x1,y2) <text:s text:c="4"/>(x2,y2)</text:p>
      <text:p text:style-name="P2"><text:s text:c="16"/>_________</text:p>
      <text:p text:style-name="P2"><text:s text:c="15"/>| <text:s text:c="8"/>|</text:p>
      <text:p text:style-name="P2"><text:s text:c="3"/>LeftEdge &lt;- | <text:s text:c="8"/>|-&gt; Right Edge</text:p>
      <text:p text:style-name="P2"><text:s text:c="15"/>|_________|</text:p>
      <text:p text:style-name="P2"><text:s text:c="12"/>(x1,y1) <text:s text:c="4"/>(x2,y1)</text:p>
      <text:p text:style-name="P2"><text:s text:c="12"/>*/</text:p>
      <text:p text:style-name="P2"/>
      <text:p text:style-name="P2"/>
      <text:p text:style-name="P2"><text:s text:c="12"/>h[++m] = y1; // Inserting the Lower y Coordinate 1 based inddexiing</text:p>
      <text:p text:style-name="P2"><text:s text:c="12"/>h[++m] = y2; // Inserting the Upper y Coordinate</text:p>
      <text:p text:style-name="P2"/>
      <text:p text:style-name="P2"><text:s text:c="8"/>}</text:p>
      <text:p text:style-name="P2"><text:s text:c="8"/>printf("%lld\n", solve());</text:p>
      <text:p text:style-name="P2"/>
      <text:p text:style-name="P2"><text:s text:c="4"/>return 0;</text:p>
      <text:p text:style-name="P2">}</text:p>
      <text:p text:style-name="P2"/>
      <text:list xml:id="list135057892500400" text:continue-numbering="true" text:style-name="WWNum1">
        <text:list-item>
          <text:list>
            <text:list-item>
              <text:p text:style-name="P4">Estruturas</text:p>
            </text:list-item>
          </text:list>
        </text:list-item>
      </text:list>
      <text:p text:style-name="P2"><text:soft-page-break/>struct pv{</text:p>
      <text:p text:style-name="P2"><text:tab/>ld x, y;</text:p>
      <text:p text:style-name="P2"><text:tab/>pv(){}</text:p>
      <text:p text:style-name="P2"><text:tab/>pv(ld _x, ld _y){</text:p>
      <text:p text:style-name="P2"><text:tab/><text:tab/>x = _x;</text:p>
      <text:p text:style-name="P2"><text:tab/><text:tab/>y = _y;</text:p>
      <text:p text:style-name="P2"><text:tab/>}</text:p>
      <text:p text:style-name="P2"><text:tab/></text:p>
      <text:p text:style-name="P2"><text:tab/>int getQuad(){</text:p>
      <text:p text:style-name="P2"><text:tab/><text:tab/>if(maiorIgual(x, 0.0) &amp;&amp; maiorIgual(y, 0.0)) return 1;</text:p>
      <text:p text:style-name="P2"><text:tab/><text:tab/>if(menor(x, 0.0) &amp;&amp; maiorIgual(y, 0.0)) return 2;</text:p>
      <text:p text:style-name="P2"><text:tab/><text:tab/>if(menorIgual(x, 0.0) &amp;&amp; menor(y, 0.0)) return 3;</text:p>
      <text:p text:style-name="P2"><text:tab/><text:tab/>return 4;</text:p>
      <text:p text:style-name="P2"><text:tab/>}</text:p>
      <text:p text:style-name="P2"><text:tab/></text:p>
      <text:p text:style-name="P2"><text:tab/>pv operator + (pv other){</text:p>
      <text:p text:style-name="P2"><text:tab/><text:tab/>return pv(x+other.x, y+other.y);</text:p>
      <text:p text:style-name="P2"><text:tab/>}</text:p>
      <text:p text:style-name="P2"><text:tab/></text:p>
      <text:p text:style-name="P2"><text:tab/>pv operator - (pv other){</text:p>
      <text:p text:style-name="P2"><text:tab/><text:tab/>return pv(x-other.x, y-other.y);</text:p>
      <text:p text:style-name="P2"><text:tab/>}</text:p>
      <text:p text:style-name="P2"><text:tab/></text:p>
      <text:p text:style-name="P2"><text:tab/>pv operator * (ld k){</text:p>
      <text:p text:style-name="P2"><text:tab/><text:tab/>return pv(x*k, y*k);</text:p>
      <text:p text:style-name="P2"><text:tab/>}</text:p>
      <text:p text:style-name="P2"><text:tab/></text:p>
      <text:p text:style-name="P2"><text:tab/>pv operator / (ld k){</text:p>
      <text:p text:style-name="P2"><text:tab/><text:tab/>return pv(x/k, y/k);</text:p>
      <text:p text:style-name="P2"><text:tab/>}</text:p>
      <text:p text:style-name="P2"><text:tab/></text:p>
      <text:p text:style-name="P2"><text:tab/>bool operator == (pv other){</text:p>
      <text:p text:style-name="P2"><text:tab/><text:tab/>return igual(x, other.x) &amp;&amp; igual(y, other.y);</text:p>
      <text:p text:style-name="P2"><text:tab/>}</text:p>
      <text:p text:style-name="P2">};</text:p>
      <text:p text:style-name="P2"/>
      <text:p text:style-name="P2">struct line{</text:p>
      <text:p text:style-name="P2"><text:tab/>pv p0, v;</text:p>
      <text:p text:style-name="P2"><text:tab/>line(){}</text:p>
      <text:p text:style-name="P2"><text:tab/>line(pv _p0, pv _v){</text:p>
      <text:p text:style-name="P2"><text:tab/><text:tab/>p0 = _p0;</text:p>
      <text:p text:style-name="P2"><text:tab/><text:tab/>v = _v;</text:p>
      <text:p text:style-name="P2"><text:tab/>}</text:p>
      <text:p text:style-name="P2">};</text:p>
      <text:p text:style-name="P2"/>
      <text:p text:style-name="P2">struct seg{</text:p>
      <text:p text:style-name="P2"><text:tab/>pv a, b;</text:p>
      <text:p text:style-name="P2"><text:tab/>seg(){}</text:p>
      <text:p text:style-name="P2"><text:tab/>seg(pv _a, pv _b){</text:p>
      <text:p text:style-name="P2"><text:tab/><text:tab/>a = _a;</text:p>
      <text:p text:style-name="P2"><text:tab/><text:tab/>b = _b;</text:p>
      <text:p text:style-name="P2"><text:tab/>}</text:p>
      <text:p text:style-name="P2">};</text:p>
      <text:p text:style-name="P2"/>
      <text:p text:style-name="P2">struct circle{</text:p>
      <text:p text:style-name="P2"><text:tab/>pv centro;</text:p>
      <text:p text:style-name="P2"><text:tab/>ld r;</text:p>
      <text:p text:style-name="P2"><text:tab/>circle(){}</text:p>
      <text:p text:style-name="P2"><text:tab/>circle(pv _centro, ld _r){</text:p>
      <text:p text:style-name="P2"><text:tab/><text:tab/>centro = _centro;</text:p>
      <text:p text:style-name="P2"><text:soft-page-break/><text:tab/><text:tab/>r = _r;</text:p>
      <text:p text:style-name="P2"><text:tab/>}</text:p>
      <text:p text:style-name="P2">};</text:p>
      <text:p text:style-name="P2"/>
      <text:p text:style-name="P2"/>
      <text:list xml:id="list135058568655337" text:continue-numbering="true" text:style-name="WWNum1">
        <text:list-item>
          <text:list>
            <text:list-item>
              <text:p text:style-name="P4">Funções básicas</text:p>
            </text:list-item>
          </text:list>
        </text:list-item>
      </text:list>
      <text:p text:style-name="P2">bool igual(ld a, ld b){</text:p>
      <text:p text:style-name="P2"><text:tab/>return fabs(a-b) &lt; EPS;</text:p>
      <text:p text:style-name="P2">}</text:p>
      <text:p text:style-name="P2"/>
      <text:p text:style-name="P2">bool maior(ld a, ld b){</text:p>
      <text:p text:style-name="P2"><text:tab/>return a &gt; EPS + b;</text:p>
      <text:p text:style-name="P2">}</text:p>
      <text:p text:style-name="P2"/>
      <text:p text:style-name="P2">bool menor(ld a, ld b){</text:p>
      <text:p text:style-name="P2"><text:tab/>return a + EPS &lt; b;</text:p>
      <text:p text:style-name="P2">}</text:p>
      <text:p text:style-name="P2"/>
      <text:p text:style-name="P2">bool maiorIgual(ld a, ld b){</text:p>
      <text:p text:style-name="P2"><text:tab/>return maior(a, b) || igual(a, b);</text:p>
      <text:p text:style-name="P2">}</text:p>
      <text:p text:style-name="P2"/>
      <text:p text:style-name="P2">bool menorIgual(ld a, ld b){</text:p>
      <text:p text:style-name="P2"><text:tab/>return menor(a, b) || igual(a, b);</text:p>
      <text:p text:style-name="P2">}</text:p>
      <text:p text:style-name="P2"/>
      <text:p text:style-name="P2">ld cross(pv a, pv b){</text:p>
      <text:p text:style-name="P2"><text:tab/>return a.x * b.y - a.y * b.x;</text:p>
      <text:p text:style-name="P2">}</text:p>
      <text:p text:style-name="P2"/>
      <text:p text:style-name="P2">ld dot(pv a, pv b){</text:p>
      <text:p text:style-name="P2"><text:tab/>return a.x * b.x + a.y * b.y;</text:p>
      <text:p text:style-name="P2">}</text:p>
      <text:p text:style-name="P2"/>
      <text:p text:style-name="P2">ld distPt(pv a, pv b){</text:p>
      <text:p text:style-name="P2"><text:tab/>return hypot(a.x-b.x, a.y-b.y);</text:p>
      <text:p text:style-name="P2">}</text:p>
      <text:p text:style-name="P2"/>
      <text:p text:style-name="P2">//norma de um vetor</text:p>
      <text:p text:style-name="P2">ld norma(pv a){</text:p>
      <text:p text:style-name="P2"><text:tab/>return sqrt(dot(a, a));</text:p>
      <text:p text:style-name="P2">}</text:p>
      <text:p text:style-name="P2"/>
      <text:p text:style-name="P2">//retorna a menor distancia entre um ponto e uma reta</text:p>
      <text:p text:style-name="P2">ld distPtReta(pv pt, line r){</text:p>
      <text:p text:style-name="P2"><text:tab/></text:p>
      <text:p text:style-name="P2"><text:tab/>return fabs(cross(r.v, pt - r.p0)) / norma(r.v);</text:p>
      <text:p text:style-name="P2"><text:tab/></text:p>
      <text:p text:style-name="P2">}</text:p>
      <text:p text:style-name="P2"/>
      <text:p text:style-name="P2">//retorna a menor distancia de um ponto a um segmento</text:p>
      <text:p text:style-name="P2">ld distPtSeg(pv pt, seg r){</text:p>
      <text:p text:style-name="P2"><text:tab/>if(maiorIgual(dot(pt - r.a, r.b - r.a), 0.0) &amp;&amp; maiorIgual(dot(pt - r.b, r.a - r.b), 0.0))</text:p>
      <text:p text:style-name="P2"><text:tab/><text:tab/>return distPtReta(pt, line(r.a, r.b-r.a));</text:p>
      <text:p text:style-name="P2"><text:tab/></text:p>
      <text:p text:style-name="P2"><text:tab/>return min(distPt(pt, r.a), distPt(pt, r.b));</text:p>
      <text:p text:style-name="P2">}</text:p>
      <text:p text:style-name="P2"/>
      <text:p text:style-name="P2"/>
      <text:p text:style-name="P2"><text:soft-page-break/>//angulo entre a reta horizontal com y = 0 e o vetor v</text:p>
      <text:p text:style-name="P2">ld polarAngle(pv v){</text:p>
      <text:p text:style-name="P2"><text:tab/>ld x = v.x;</text:p>
      <text:p text:style-name="P2"><text:tab/>ld y = v.y;</text:p>
      <text:p text:style-name="P2"><text:tab/></text:p>
      <text:p text:style-name="P2"><text:tab/>ld aux = atan2(y, x);</text:p>
      <text:p text:style-name="P2"><text:tab/></text:p>
      <text:p text:style-name="P2"><text:tab/>if(menor(aux, 0.0)) aux += 2.0*PI;</text:p>
      <text:p text:style-name="P2"><text:tab/></text:p>
      <text:p text:style-name="P2"><text:tab/>return aux;</text:p>
      <text:p text:style-name="P2">}</text:p>
      <text:p text:style-name="P2"/>
      <text:p text:style-name="P2">//radiano para grau <text:s text:c="2"/></text:p>
      <text:p text:style-name="P2">ld toDegree(ld rad){</text:p>
      <text:p text:style-name="P2"><text:tab/>return rad * 180 / PI;</text:p>
      <text:p text:style-name="P2">}</text:p>
      <text:p text:style-name="P2"/>
      <text:p text:style-name="P2">//angulo entre dois vetores (menor angulo) <text:s text:c="4"/></text:p>
      <text:p text:style-name="P2">ld angle2Vec(pv v, pv u){</text:p>
      <text:p text:style-name="P2"><text:tab/>ld ang1 = polarAngle(v);</text:p>
      <text:p text:style-name="P2"><text:tab/>ld ang2 = polarAngle(u);</text:p>
      <text:p text:style-name="P2"><text:tab/>ld ans = 0.0;</text:p>
      <text:p text:style-name="P2"><text:tab/></text:p>
      <text:p text:style-name="P2"><text:tab/>ans = min(fabs(ang1 - ang2), fabs(2.0*PI+ang1 - ang2));</text:p>
      <text:p text:style-name="P2"><text:tab/>ans = min(ans, fabs(2.0*PI+ang2 - ang1));</text:p>
      <text:p text:style-name="P2"/>
      <text:p text:style-name="P2"><text:tab/>return ans;</text:p>
      <text:p text:style-name="P2">}</text:p>
      <text:p text:style-name="P2"/>
      <text:p text:style-name="P2">//checa se os pontos a, b, c estão em sentido anti horário <text:s/></text:p>
      <text:p text:style-name="P2">bool ccw(pv a, pv b, pv c){</text:p>
      <text:p text:style-name="P2"><text:tab/>ld aux = cross(b-a, c-b);</text:p>
      <text:p text:style-name="P2"><text:tab/></text:p>
      <text:p text:style-name="P2"><text:tab/>return maior(aux, 0.0);</text:p>
      <text:p text:style-name="P2">}</text:p>
      <text:p text:style-name="P2"/>
      <text:p text:style-name="P2">bool colinear(pv a, pv b, pv c){</text:p>
      <text:p text:style-name="P2"><text:tab/>return igual(cross(b-a, c-b), 0.0);</text:p>
      <text:p text:style-name="P2">}</text:p>
      <text:p text:style-name="P2"/>
      <text:p text:style-name="P2">//retorna o sinal de um número </text:p>
      <text:p text:style-name="P2">int sinal(ld res){</text:p>
      <text:p text:style-name="P2"><text:tab/>if(maior(res, 0.0)) return 1;</text:p>
      <text:p text:style-name="P2"><text:tab/>if(menor(res, 0.0)) return -1;</text:p>
      <text:p text:style-name="P2"><text:tab/>return 0;</text:p>
      <text:p text:style-name="P2">}</text:p>
      <text:p text:style-name="P3"/>
      <text:list xml:id="list135059635283703" text:continue-numbering="true" text:style-name="WWNum1">
        <text:list-item>
          <text:list>
            <text:list-item>
              <text:p text:style-name="P4">Funções comparação</text:p>
            </text:list-item>
          </text:list>
        </text:list-item>
      </text:list>
      <text:p text:style-name="P2">//ordena por x, se empatar por y <text:s text:c="4"/></text:p>
      <text:p text:style-name="P2">bool compareConvexHull(pv a, pv b){</text:p>
      <text:p text:style-name="P2"><text:tab/>if(igual(a.x, b.x)) return menor(a.y, b.y);</text:p>
      <text:p text:style-name="P2"><text:tab/>return menor(a.x, b.x);</text:p>
      <text:p text:style-name="P2">}</text:p>
      <text:p text:style-name="P2"/>
      <text:p text:style-name="P2">//função pra ordenar em relação ao angulo polar só com cross </text:p>
      <text:p text:style-name="P2">bool comparePolarAngle(pv a, pv b){</text:p>
      <text:p text:style-name="P2"><text:tab/>if(a==b) return true;</text:p>
      <text:p text:style-name="P2"><text:tab/>int q1 = a.getQuad();</text:p>
      <text:p text:style-name="P2"><text:tab/>int q2 = b.getQuad();</text:p>
      <text:p text:style-name="P2"><text:tab/></text:p>
      <text:p text:style-name="P2"><text:soft-page-break/><text:tab/>if(q1==q2){</text:p>
      <text:p text:style-name="P2"><text:tab/><text:tab/>if(igual(cross(a, b), 0.0)) return menor(norma(a), norma(b));</text:p>
      <text:p text:style-name="P2"><text:tab/><text:tab/>return maior(cross(a, b), 0.0);</text:p>
      <text:p text:style-name="P2"><text:tab/>}</text:p>
      <text:p text:style-name="P2"><text:tab/>return q1 &lt; q2;</text:p>
      <text:p text:style-name="P2">}</text:p>
      <text:list xml:id="list135059941121281" text:continue-numbering="true" text:style-name="WWNum1">
        <text:list-item>
          <text:list>
            <text:list-item>
              <text:p text:style-name="P4">Funções de reta</text:p>
            </text:list-item>
          </text:list>
        </text:list-item>
      </text:list>
      <text:p text:style-name="P2">//checa se duas retas são paralelas <text:s text:c="6"/></text:p>
      <text:p text:style-name="P2">bool retasParalelas(line r, line s){</text:p>
      <text:p text:style-name="P2"><text:tab/>pv v = r.v;</text:p>
      <text:p text:style-name="P2"><text:tab/>pv u = s.v;</text:p>
      <text:p text:style-name="P2"><text:tab/>return igual(cross(v, u), 0.0);</text:p>
      <text:p text:style-name="P2">}</text:p>
      <text:p text:style-name="P2"/>
      <text:p text:style-name="P2">//checa se duas retas são iguais <text:s text:c="5"/></text:p>
      <text:p text:style-name="P2">bool retasIguais(line r, line s){</text:p>
      <text:p text:style-name="P2"><text:tab/>pv p0 = r.p0;</text:p>
      <text:p text:style-name="P2"><text:tab/>pv p1 = s.p0;</text:p>
      <text:p text:style-name="P2"><text:tab/>pv v = r.v;</text:p>
      <text:p text:style-name="P2"><text:tab/>pv u = s.v;</text:p>
      <text:p text:style-name="P2"><text:tab/></text:p>
      <text:p text:style-name="P2"><text:tab/>return retasParalelas(r, s) &amp;&amp; igual(cross(v, p1-p0), 0.0);</text:p>
      <text:p text:style-name="P2">}</text:p>
      <text:p text:style-name="P2"/>
      <text:p text:style-name="P2">//retorna o ponto de interseccao de duas retas <text:s text:c="2"/></text:p>
      <text:p text:style-name="P2">pv ptInterReta(line r, line s){</text:p>
      <text:p text:style-name="P2"><text:s text:c="4"/>pv v = r.v;</text:p>
      <text:p text:style-name="P2"><text:s text:c="4"/>pv u = s.v;</text:p>
      <text:p text:style-name="P2"><text:s text:c="4"/></text:p>
      <text:p text:style-name="P2"><text:s text:c="4"/>pv p0 = r.p0;</text:p>
      <text:p text:style-name="P2"><text:s text:c="4"/>pv p1 = s.p0;</text:p>
      <text:p text:style-name="P2"><text:s text:c="4"/></text:p>
      <text:p text:style-name="P2"><text:s text:c="4"/>long double t = (u.x * (p0.y - p1.y) + u.y * (p1.x - p0.x)) / cross(v, u);</text:p>
      <text:p text:style-name="P2"><text:s text:c="4"/></text:p>
      <text:p text:style-name="P2"><text:s text:c="4"/>return pv(p0.x + (v.x * t), p0.y + (v.y * t));</text:p>
      <text:p text:style-name="P2">}</text:p>
      <text:p text:style-name="P2"/>
      <text:p text:style-name="P2">//função que retorna a mediatriz </text:p>
      <text:p text:style-name="P2">line getMediatriz(pv a, pv b){</text:p>
      <text:p text:style-name="P2"><text:tab/>pv vet, medio, perp;</text:p>
      <text:p text:style-name="P2"><text:tab/>medio = (a+b)/2.0;</text:p>
      <text:p text:style-name="P2"><text:tab/>vet = b-a;</text:p>
      <text:p text:style-name="P2"><text:tab/>perp = pv(-vet.y, vet.x);</text:p>
      <text:p text:style-name="P2"><text:tab/></text:p>
      <text:p text:style-name="P2"><text:tab/>return line(medio, perp);</text:p>
      <text:p text:style-name="P2">}</text:p>
      <text:p text:style-name="P2"/>
      <text:list xml:id="list135058641507677" text:continue-numbering="true" text:style-name="WWNum1">
        <text:list-item>
          <text:list>
            <text:list-item>
              <text:p text:style-name="P4">Funções polígono</text:p>
            </text:list-item>
          </text:list>
        </text:list-item>
      </text:list>
      <text:p text:style-name="P2">//calcula o perimetro de um poligono <text:s text:c="6"/></text:p>
      <text:p text:style-name="P2">ld perimetro(vector&lt;pv&gt; &amp;polygon){</text:p>
      <text:p text:style-name="P2"><text:tab/>if((int)polygon.size()&lt;=1) return 0.0;</text:p>
      <text:p text:style-name="P2"><text:tab/></text:p>
      <text:p text:style-name="P2"><text:tab/>if(!(polygon[0] == polygon[(int)polygon.size()-1]))</text:p>
      <text:p text:style-name="P2"><text:tab/><text:tab/>polygon.pb(polygon[0]);</text:p>
      <text:p text:style-name="P2"><text:tab/></text:p>
      <text:p text:style-name="P2"><text:tab/>ld ans = 0.0;</text:p>
      <text:p text:style-name="P2"><text:tab/>for (int i = 0; i &lt; (int)polygon.size()-1; i++)</text:p>
      <text:p text:style-name="P2"><text:tab/>{</text:p>
      <text:p text:style-name="P2"><text:tab/><text:tab/>ans += distPt(polygon[i], polygon[i+1]);</text:p>
      <text:p text:style-name="P2"><text:tab/>}</text:p>
      <text:p text:style-name="P2"><text:soft-page-break/><text:tab/>return ans;</text:p>
      <text:p text:style-name="P2">}</text:p>
      <text:p text:style-name="P2"/>
      <text:p text:style-name="P2">//calcula a area de um poligono <text:s text:c="3"/></text:p>
      <text:p text:style-name="P2">ld area(vector&lt;pv&gt; &amp;polygon){</text:p>
      <text:p text:style-name="P2"><text:tab/>if((int)polygon.size()&lt;=2) return 0.0;</text:p>
      <text:p text:style-name="P2"><text:tab/></text:p>
      <text:p text:style-name="P2"><text:tab/>if(!(polygon[0] == polygon[(int)polygon.size()-1]))</text:p>
      <text:p text:style-name="P2"><text:tab/><text:tab/>polygon.pb(polygon[0]);</text:p>
      <text:p text:style-name="P2"><text:tab/></text:p>
      <text:p text:style-name="P2"><text:tab/>ld ans = 0.0;</text:p>
      <text:p text:style-name="P2"><text:tab/>for (int i = 0; i &lt; (int)polygon.size()-1; i++)</text:p>
      <text:p text:style-name="P2"><text:tab/>{</text:p>
      <text:p text:style-name="P2"><text:tab/><text:tab/>ans += cross(polygon[i], polygon[i+1]);</text:p>
      <text:p text:style-name="P2"><text:tab/>}</text:p>
      <text:p text:style-name="P2"><text:tab/>return fabs(ans)*0.5;</text:p>
      <text:p text:style-name="P2">}</text:p>
      <text:p text:style-name="P2"/>
      <text:p text:style-name="P2">//gera a convex hull do vector pt <text:s text:c="3"/></text:p>
      <text:p text:style-name="P2">void convexHull(vector&lt;pv&gt; &amp;polygon){</text:p>
      <text:p text:style-name="P2"><text:tab/>if((int)polygon.size() &lt;= 2) return;</text:p>
      <text:p text:style-name="P2"><text:tab/>pv p1[(int)polygon.size() + 2];</text:p>
      <text:p text:style-name="P2"><text:tab/>pv p2[(int)polygon.size() + 2];</text:p>
      <text:p text:style-name="P2"><text:tab/>int sz1 = 0, sz2 = 0;</text:p>
      <text:p text:style-name="P2"><text:tab/></text:p>
      <text:p text:style-name="P2"><text:tab/>sort(polygon.begin(), polygon.end(), compareConvexHull);</text:p>
      <text:p text:style-name="P2"><text:tab/>for (int i = 0; i &lt; (int)polygon.size(); i++)</text:p>
      <text:p text:style-name="P2"><text:tab/>{</text:p>
      <text:p text:style-name="P2"><text:tab/><text:tab/>while (sz1 &gt; 1 &amp;&amp; ccw(p1[sz1-2], p1[sz1-1], polygon[i]))</text:p>
      <text:p text:style-name="P2"><text:tab/><text:tab/>{</text:p>
      <text:p text:style-name="P2"><text:tab/><text:tab/><text:tab/>sz1--;</text:p>
      <text:p text:style-name="P2"><text:tab/><text:tab/>}</text:p>
      <text:p text:style-name="P2"><text:tab/><text:tab/>p1[sz1++] = polygon[i];</text:p>
      <text:p text:style-name="P2"><text:tab/><text:tab/></text:p>
      <text:p text:style-name="P2"><text:tab/><text:tab/>while (sz2 &gt; 1 &amp;&amp; !ccw(p2[sz2-2], p2[sz2-1], polygon[i]))</text:p>
      <text:p text:style-name="P2"><text:tab/><text:tab/>{</text:p>
      <text:p text:style-name="P2"><text:tab/><text:tab/><text:tab/>sz2--;</text:p>
      <text:p text:style-name="P2"><text:tab/><text:tab/>}</text:p>
      <text:p text:style-name="P2"><text:tab/><text:tab/>p2[sz2++] = polygon[i];</text:p>
      <text:p text:style-name="P2"><text:tab/>}</text:p>
      <text:p text:style-name="P2"><text:tab/></text:p>
      <text:p text:style-name="P2"><text:tab/>polygon.clear();</text:p>
      <text:p text:style-name="P2"><text:tab/>for (int i = 0; i &lt; sz1; i++)</text:p>
      <text:p text:style-name="P2"><text:tab/>{</text:p>
      <text:p text:style-name="P2"><text:tab/><text:tab/>polygon.pb(p1[i]);</text:p>
      <text:p text:style-name="P2"><text:tab/>}</text:p>
      <text:p text:style-name="P2"><text:tab/></text:p>
      <text:p text:style-name="P2"><text:tab/>for (int i = sz2-2; i &gt;= 1; i--)</text:p>
      <text:p text:style-name="P2"><text:tab/>{</text:p>
      <text:p text:style-name="P2"><text:tab/><text:tab/>polygon.pb(p2[i]);</text:p>
      <text:p text:style-name="P2"><text:tab/>}</text:p>
      <text:p text:style-name="P2">}</text:p>
      <text:p text:style-name="P2"/>
      <text:p text:style-name="P2">//checar se ponto esta dentro de poligono em O(n) - comparação de ângulo <text:s text:c="3"/></text:p>
      <text:p text:style-name="P2">bool insidePolygon(pv p, vector&lt;pv&gt; &amp;polygon){</text:p>
      <text:p text:style-name="P2"><text:tab/>if((int)polygon.size()&lt;= 2) return false;</text:p>
      <text:p text:style-name="P2"><text:tab/></text:p>
      <text:p text:style-name="P2"><text:tab/>if(!(polygon[0] == polygon[(int)polygon.size()-1])){</text:p>
      <text:p text:style-name="P2"><text:tab/><text:tab/>polygon.pb(polygon[0]);</text:p>
      <text:p text:style-name="P2"><text:tab/>}</text:p>
      <text:p text:style-name="P2"><text:soft-page-break/><text:tab/>bool naBorda = false;</text:p>
      <text:p text:style-name="P2"><text:tab/></text:p>
      <text:p text:style-name="P2"><text:tab/>ld ang = 0.0;</text:p>
      <text:p text:style-name="P2"><text:tab/>for (int i = 0; i &lt; polygon.size()-1; i++)</text:p>
      <text:p text:style-name="P2"><text:tab/>{</text:p>
      <text:p text:style-name="P2"><text:tab/><text:tab/>naBorda = naBorda || onSegment(p, seg(polygon[i], polygon[i+1]));</text:p>
      <text:p text:style-name="P2"><text:tab/><text:tab/>if(ccw(p, polygon[i], polygon[i+1])){</text:p>
      <text:p text:style-name="P2"><text:tab/><text:tab/><text:tab/>ang += angle2Vec(polygon[i] - p, polygon[i+1]-p);</text:p>
      <text:p text:style-name="P2"><text:tab/><text:tab/>}else{</text:p>
      <text:p text:style-name="P2"><text:tab/><text:tab/><text:tab/>ang -= angle2Vec(polygon[i] - p, polygon[i+1]-p);</text:p>
      <text:p text:style-name="P2"><text:tab/><text:tab/>}</text:p>
      <text:p text:style-name="P2"><text:tab/>}</text:p>
      <text:p text:style-name="P2"><text:tab/>return igual(fabs(ang), 2.0*PI) || naBorda;//se quiser totalmente dentro tem que ver se ele ta na borda</text:p>
      <text:p text:style-name="P2">}</text:p>
      <text:p text:style-name="P2"/>
      <text:p text:style-name="P2">//checa se um ponto esta dentro de um triangulo (a, b, c) <text:s text:c="2"/></text:p>
      <text:p text:style-name="P2">bool insideTriangle(pv p, pv a, pv b, pv c){</text:p>
      <text:p text:style-name="P2"><text:tab/>if(onSegment(p, seg(a, b))) return true;</text:p>
      <text:p text:style-name="P2"><text:tab/>if(onSegment(p, seg(a, c))) return true;</text:p>
      <text:p text:style-name="P2"><text:tab/>if(onSegment(p, seg(b, c))) return true;</text:p>
      <text:p text:style-name="P2"><text:tab/></text:p>
      <text:p text:style-name="P2"><text:tab/>return sinal(cross(b-a, p-a)) == sinal(cross(c-b, p-b)) &amp;&amp; sinal(cross(c-b, p-b)) == sinal(cross(a-c, p-c));</text:p>
      <text:p text:style-name="P2">}</text:p>
      <text:p text:style-name="P2"/>
      <text:p text:style-name="P2">//checa se um ponto esta dentro de um polígono em O(log n) <text:s text:c="2"/></text:p>
      <text:p text:style-name="P2">bool insidePolygonLogN(pv p, vector&lt;pv&gt; &amp;polygon){//NAO PODE TER PONTOS COLINEARES</text:p>
      <text:p text:style-name="P2"><text:tab/>//CUIDADO COM POLIGONOS DEGENERADOS</text:p>
      <text:p text:style-name="P2"><text:tab/>if((int)polygon.size() == 0) return false;</text:p>
      <text:p text:style-name="P2"><text:tab/></text:p>
      <text:p text:style-name="P2"><text:tab/>int sz;</text:p>
      <text:p text:style-name="P2"><text:tab/>if(polygon[0] == polygon[(int)polygon.size()-1]) sz = (int)polygon.size()-1;</text:p>
      <text:p text:style-name="P2"><text:tab/>else sz = (int)polygon.size();</text:p>
      <text:p text:style-name="P2"><text:tab/></text:p>
      <text:p text:style-name="P2"><text:tab/>if(sz &lt;= 2) return false;</text:p>
      <text:p text:style-name="P2"><text:tab/></text:p>
      <text:p text:style-name="P2"><text:tab/>if(ccw(polygon[0], polygon[1], polygon[2])){</text:p>
      <text:p text:style-name="P2"><text:tab/><text:tab/>if(!(polygon[0] == polygon[(int)polygon.size()-1])) polygon.pb(polygon[0]);</text:p>
      <text:p text:style-name="P2"><text:tab/><text:tab/>reverse(polygon.begin(), polygon.end());</text:p>
      <text:p text:style-name="P2"><text:tab/>}</text:p>
      <text:p text:style-name="P2"><text:tab/></text:p>
      <text:p text:style-name="P2"><text:tab/>int lo = 1, hi = sz-1, mid;</text:p>
      <text:p text:style-name="P2"><text:tab/>int c;</text:p>
      <text:p text:style-name="P2"><text:tab/>while (lo &lt;= hi)</text:p>
      <text:p text:style-name="P2"><text:tab/>{</text:p>
      <text:p text:style-name="P2"><text:tab/><text:tab/>mid = (lo + hi)/2;</text:p>
      <text:p text:style-name="P2"><text:tab/><text:tab/>c = sinal(cross(polygon[mid] - polygon[0], p - polygon[0]));</text:p>
      <text:p text:style-name="P2"><text:tab/><text:tab/>if(c &lt; 0){</text:p>
      <text:p text:style-name="P2"><text:tab/><text:tab/><text:tab/>lo = mid+1;</text:p>
      <text:p text:style-name="P2"><text:tab/><text:tab/>}else if(c &gt; 0){</text:p>
      <text:p text:style-name="P2"><text:tab/><text:tab/><text:tab/>hi = mid-1;</text:p>
      <text:p text:style-name="P2"><text:tab/><text:tab/>}else{</text:p>
      <text:p text:style-name="P2"><text:tab/><text:tab/><text:tab/>if(mid == 1){</text:p>
      <text:p text:style-name="P2"><text:tab/><text:tab/><text:tab/><text:tab/>return insideTriangle(p, polygon[0], polygon[mid], polygon[mid+1]);</text:p>
      <text:p text:style-name="P2"><text:tab/><text:tab/><text:tab/>}else{</text:p>
      <text:p text:style-name="P2"><text:soft-page-break/><text:tab/><text:tab/><text:tab/><text:tab/>return insideTriangle(p, polygon[0], polygon[mid-1], polygon[mid]);</text:p>
      <text:p text:style-name="P2"><text:tab/><text:tab/><text:tab/>}</text:p>
      <text:p text:style-name="P2"><text:tab/><text:tab/>}</text:p>
      <text:p text:style-name="P2"><text:tab/>}</text:p>
      <text:p text:style-name="P2"><text:tab/>mid = (lo+hi)/2;</text:p>
      <text:p text:style-name="P2"><text:tab/>if(mid == 0 || mid == sz-1) return false;</text:p>
      <text:p text:style-name="P2"><text:tab/></text:p>
      <text:p text:style-name="P2"><text:tab/>return insideTriangle(p, polygon[0], polygon[mid], polygon[mid+1]);</text:p>
      <text:p text:style-name="P2">}</text:p>
      <text:p text:style-name="P2"/>
      <text:p text:style-name="P6"/>
      <text:p text:style-name="P6">bool insidePolygonLogNConfiavel(pv p, vector&lt;pv&gt;&amp; polygon){</text:p>
      <text:p text:style-name="P6"><text:tab/>vector&lt;pv&gt; lower, upper;</text:p>
      <text:p text:style-name="P6"><text:tab/>convexHull(polygon, lower, upper);//PRECISA QUE A CONVEX HULL RETORNE A LOWER E UPPER HULL</text:p>
      <text:p text:style-name="P6"><text:tab/>ld xMax, xMin, yMax, yMin;</text:p>
      <text:p text:style-name="P6"><text:tab/>ld up1, up2, dw1, dw2;</text:p>
      <text:p text:style-name="P6"><text:tab/></text:p>
      <text:p text:style-name="P6"><text:tab/></text:p>
      <text:p text:style-name="P6"><text:tab/>xMax = upper[(int)upper.size()-1].x;</text:p>
      <text:p text:style-name="P6"><text:tab/>xMin = upper[0].x;</text:p>
      <text:p text:style-name="P6"><text:tab/></text:p>
      <text:p text:style-name="P6"><text:tab/>for (int i = 0; i &lt; (int)upper.size(); i++)</text:p>
      <text:p text:style-name="P6"><text:tab/>{</text:p>
      <text:p text:style-name="P6"><text:tab/><text:tab/>yMax = max(yMax, upper[i].y);</text:p>
      <text:p text:style-name="P6"><text:tab/><text:tab/>yMin = min(yMin, upper[i].y);</text:p>
      <text:p text:style-name="P6"><text:tab/><text:tab/>if(upper[i].x == xMin){</text:p>
      <text:p text:style-name="P6"><text:tab/><text:tab/><text:tab/>up1 = max(up1, upper[i].y);</text:p>
      <text:p text:style-name="P6"><text:tab/><text:tab/><text:tab/>dw1 = min(dw1, upper[i].y);</text:p>
      <text:p text:style-name="P6"><text:tab/><text:tab/>}</text:p>
      <text:p text:style-name="P6"><text:tab/><text:tab/>if(upper[i].x == xMax){</text:p>
      <text:p text:style-name="P6"><text:tab/><text:tab/><text:tab/>up2 = max(up2, upper[i].y);</text:p>
      <text:p text:style-name="P6"><text:tab/><text:tab/><text:tab/>dw2 = min(dw2, upper[i].y);</text:p>
      <text:p text:style-name="P6"><text:tab/><text:tab/>}</text:p>
      <text:p text:style-name="P6"><text:tab/>}</text:p>
      <text:p text:style-name="P6"><text:tab/>for (int i = 0; i &lt; (int)lower.size(); i++)</text:p>
      <text:p text:style-name="P6"><text:tab/>{</text:p>
      <text:p text:style-name="P6"><text:tab/><text:tab/>yMax = max(yMax, lower[i].y);</text:p>
      <text:p text:style-name="P6"><text:tab/><text:tab/>yMin = min(yMin, lower[i].y);</text:p>
      <text:p text:style-name="P6"><text:tab/><text:tab/>if(upper[i].x == xMin){</text:p>
      <text:p text:style-name="P6"><text:tab/><text:tab/><text:tab/>up1 = max(up1, lower[i].y);</text:p>
      <text:p text:style-name="P6"><text:tab/><text:tab/><text:tab/>dw1 = min(dw1, lower[i].y);</text:p>
      <text:p text:style-name="P6"><text:tab/><text:tab/>}</text:p>
      <text:p text:style-name="P6"><text:tab/><text:tab/>if(upper[i].x == xMax){</text:p>
      <text:p text:style-name="P6"><text:tab/><text:tab/><text:tab/>up2 = max(up2, lower[i].y);</text:p>
      <text:p text:style-name="P6"><text:tab/><text:tab/><text:tab/>dw2 = min(dw2, lower[i].y);</text:p>
      <text:p text:style-name="P6"><text:tab/><text:tab/>}</text:p>
      <text:p text:style-name="P6"><text:tab/>}</text:p>
      <text:p text:style-name="P6"><text:tab/>if(p.x &lt; xMin || p.x &gt; xMax || p.y &lt; yMin || p.y &gt; yMax) return false;</text:p>
      <text:p text:style-name="P6"><text:tab/></text:p>
      <text:p text:style-name="P6"><text:tab/>if(p.x == xMin &amp;&amp; (p.y &lt; dw1 || p.y &gt; up1)) return false;</text:p>
      <text:p text:style-name="P6"><text:tab/>if(p.x == xMax &amp;&amp; (p.y &lt; dw2 || p.y &gt; up2)) return false;</text:p>
      <text:p text:style-name="P6"><text:tab/></text:p>
      <text:p text:style-name="P6"><text:tab/>//nesse momento, o ponto tem x &gt; xMin e x &lt; xMax</text:p>
      <text:p text:style-name="P6"><text:tab/>int lo = 0, hi = (int)upper.size()-1;</text:p>
      <text:p text:style-name="P6"><text:tab/>int mid;</text:p>
      <text:p text:style-name="P6"><text:tab/>int ans1, ans2;</text:p>
      <text:p text:style-name="P6"><text:tab/>while (lo &lt;= hi)</text:p>
      <text:p text:style-name="P6"><text:tab/>{</text:p>
      <text:p text:style-name="P6"><text:soft-page-break/><text:tab/><text:tab/>mid = (lo+hi)/2;</text:p>
      <text:p text:style-name="P6"><text:tab/><text:tab/>if(p.x &gt;= upper[mid].x &amp;&amp; p.x &lt;= upper[mid+1].x){</text:p>
      <text:p text:style-name="P6"><text:tab/><text:tab/><text:tab/>ans1 = mid;</text:p>
      <text:p text:style-name="P6"><text:tab/><text:tab/><text:tab/>break;</text:p>
      <text:p text:style-name="P6"><text:tab/><text:tab/>}</text:p>
      <text:p text:style-name="P6"><text:tab/><text:tab/>if(p.x &lt; upper[mid].x){</text:p>
      <text:p text:style-name="P6"><text:tab/><text:tab/><text:tab/>hi = mid-1;</text:p>
      <text:p text:style-name="P6"><text:tab/><text:tab/>}else{</text:p>
      <text:p text:style-name="P6"><text:tab/><text:tab/><text:tab/>lo = mid+1;</text:p>
      <text:p text:style-name="P6"><text:tab/><text:tab/>}</text:p>
      <text:p text:style-name="P6"><text:tab/>}</text:p>
      <text:p text:style-name="P6"><text:tab/></text:p>
      <text:p text:style-name="P6"><text:tab/>lo = 0; hi = (int)lower.size()-1;</text:p>
      <text:p text:style-name="P6"><text:tab/>while (lo &lt;= hi)</text:p>
      <text:p text:style-name="P6"><text:tab/>{</text:p>
      <text:p text:style-name="P6"><text:tab/><text:tab/>mid = (lo+hi)/2;</text:p>
      <text:p text:style-name="P6"><text:tab/><text:tab/>if(p.x &gt;= lower[mid].x &amp;&amp; p.x &lt;= lower[mid+1].x){</text:p>
      <text:p text:style-name="P6"><text:tab/><text:tab/><text:tab/>ans2 = mid;</text:p>
      <text:p text:style-name="P6"><text:tab/><text:tab/><text:tab/>break;</text:p>
      <text:p text:style-name="P6"><text:tab/><text:tab/>}</text:p>
      <text:p text:style-name="P6"><text:tab/><text:tab/>if(p.x &lt; lower[mid].x){</text:p>
      <text:p text:style-name="P6"><text:tab/><text:tab/><text:tab/>hi = mid-1;</text:p>
      <text:p text:style-name="P6"><text:tab/><text:tab/>}else{</text:p>
      <text:p text:style-name="P6"><text:tab/><text:tab/><text:tab/>lo = mid+1;</text:p>
      <text:p text:style-name="P6"><text:tab/><text:tab/>}</text:p>
      <text:p text:style-name="P6"><text:tab/>}</text:p>
      <text:p text:style-name="P6"><text:tab/></text:p>
      <text:p text:style-name="P6"><text:tab/>if(onSegment(p, seg(upper[ans1], upper[ans1+1]))) return true;</text:p>
      <text:p text:style-name="P6"><text:tab/>if(onSegment(p, seg(lower[ans2], lower[ans2+1]))) return true;</text:p>
      <text:p text:style-name="P6"><text:tab/></text:p>
      <text:p text:style-name="P6"><text:tab/>return sinal(cross(upper[ans1+1]-upper[ans1], p - upper[ans1]))==-1 &amp;&amp; sinal(cross(lower[ans2+1] - lower[ans2], p - lower[ans2]))==1;</text:p>
      <text:p text:style-name="P6">}</text:p>
      <text:p text:style-name="P2"/>
      <text:p text:style-name="P2">//FUNÇÃO DO JUNIOR (% significa cross)</text:p>
      <text:p text:style-name="P2">bool PointIsInsideConvexPolygon(vector&lt;pv&gt; &amp;a, pv p) {</text:p>
      <text:p text:style-name="P2"><text:s text:c="2"/>pv vp = p - a[0];</text:p>
      <text:p text:style-name="P2"><text:s text:c="2"/>if(cross((a[1] - a[0]), vp) &gt; 0) return 0;</text:p>
      <text:p text:style-name="P2"><text:s text:c="2"/>int lo = 1, hi = a.size() - 1;</text:p>
      <text:p text:style-name="P2"><text:s text:c="2"/>while(lo &lt; hi) {</text:p>
      <text:p text:style-name="P2"><text:s text:c="4"/>int md = (lo + hi + 1) &gt;&gt; 1;</text:p>
      <text:p text:style-name="P2"><text:s text:c="4"/>if(cross((a[md] - a[0]), vp) &lt; 0) lo = md;</text:p>
      <text:p text:style-name="P2"><text:s text:c="4"/>else hi = md - 1;</text:p>
      <text:p text:style-name="P2"><text:s text:c="2"/>}</text:p>
      <text:p text:style-name="P2"><text:s text:c="2"/>if(hi == a.size() - 1) return false;</text:p>
      <text:p text:style-name="P2"><text:s text:c="2"/>return cross(((a[lo + 1] - a[lo]), (p - a[lo]))) &lt; 0;</text:p>
      <text:p text:style-name="P2">}</text:p>
      <text:p text:style-name="P2"/>
      <text:p text:style-name="P2">//retorna a interseccao dos poligonos </text:p>
      <text:p text:style-name="P2">int interPolygon(vector&lt;pv&gt; &amp;polygon1, vector&lt;pv&gt;&amp; polygon2, vector&lt;pv&gt; &amp;interseccao){</text:p>
      <text:p text:style-name="P2"><text:tab/></text:p>
      <text:p text:style-name="P2"><text:tab/>if(!(polygon1[0] == polygon1[(int)polygon1.size() - 1])) polygon1.pb(polygon1[0]);</text:p>
      <text:p text:style-name="P2"><text:tab/>if(!(polygon2[0] == polygon2[(int)polygon2.size() - 1])) polygon2.pb(polygon2[0]);</text:p>
      <text:p text:style-name="P2"><text:tab/>interseccao.clear();</text:p>
      <text:p text:style-name="P2"><text:tab/></text:p>
      <text:p text:style-name="P2"><text:tab/>bool tem = false;</text:p>
      <text:p text:style-name="P2"><text:tab/>vector&lt;seg&gt; segmentos;</text:p>
      <text:p text:style-name="P2"><text:soft-page-break/><text:tab/>pv pt;</text:p>
      <text:p text:style-name="P2"><text:tab/></text:p>
      <text:p text:style-name="P2"><text:tab/>for (int i = 0; i &lt; (int)polygon1.size()-1; i++)</text:p>
      <text:p text:style-name="P2"><text:tab/>{</text:p>
      <text:p text:style-name="P2"><text:tab/><text:tab/>segmentos.pb(seg(polygon1[i], polygon1[i+1]));</text:p>
      <text:p text:style-name="P2"><text:tab/>}</text:p>
      <text:p text:style-name="P2"><text:tab/>for (int i = 0; i &lt; (int)polygon2.size()-1; i++)</text:p>
      <text:p text:style-name="P2"><text:tab/>{</text:p>
      <text:p text:style-name="P2"><text:tab/><text:tab/>segmentos.pb(seg(polygon2[i], polygon2[i+1]));</text:p>
      <text:p text:style-name="P2"><text:tab/>}</text:p>
      <text:p text:style-name="P2"><text:tab/></text:p>
      <text:p text:style-name="P2"><text:tab/>int res;</text:p>
      <text:p text:style-name="P2"><text:tab/>for (int i = 0; i &lt; (int)segmentos.size(); i++)</text:p>
      <text:p text:style-name="P2"><text:tab/>{</text:p>
      <text:p text:style-name="P2"><text:tab/><text:tab/>for (int j = i+1; j &lt; (int)segmentos.size(); j++)</text:p>
      <text:p text:style-name="P2"><text:tab/><text:tab/>{</text:p>
      <text:p text:style-name="P2"><text:tab/><text:tab/><text:tab/>res = interSegmento(segmentos[i], segmentos[j], pt);</text:p>
      <text:p text:style-name="P2"><text:tab/><text:tab/><text:tab/>if(res == 1){</text:p>
      <text:p text:style-name="P2"><text:tab/><text:tab/><text:tab/><text:tab/>if(insidePolygonLogN(pt, polygon1) &amp;&amp; insidePolygonLogN(pt, polygon2)){</text:p>
      <text:p text:style-name="P2"><text:tab/><text:tab/><text:tab/><text:tab/><text:tab/>interseccao.pb(pt);</text:p>
      <text:p text:style-name="P2"><text:tab/><text:tab/><text:tab/><text:tab/><text:tab/>tem = true;</text:p>
      <text:p text:style-name="P2"><text:tab/><text:tab/><text:tab/><text:tab/>}</text:p>
      <text:p text:style-name="P2"><text:tab/><text:tab/><text:tab/>}else if(res == 2){</text:p>
      <text:p text:style-name="P2"><text:tab/><text:tab/><text:tab/><text:tab/>if(onSegment(segmentos[i].a, segmentos[j])){</text:p>
      <text:p text:style-name="P2"><text:tab/><text:tab/><text:tab/><text:tab/><text:tab/>pt = segmentos[i].a;</text:p>
      <text:p text:style-name="P2"><text:tab/><text:tab/><text:tab/><text:tab/><text:tab/>if(insidePolygonLogN(pt, polygon1) &amp;&amp; insidePolygonLogN(pt, polygon2)){</text:p>
      <text:p text:style-name="P2"><text:tab/><text:tab/><text:tab/><text:tab/><text:tab/><text:tab/>interseccao.pb(pt);</text:p>
      <text:p text:style-name="P2"><text:tab/><text:tab/><text:tab/><text:tab/><text:tab/><text:tab/>tem = true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if(onSegment(segmentos[i].b, segmentos[j])){</text:p>
      <text:p text:style-name="P2"><text:tab/><text:tab/><text:tab/><text:tab/><text:tab/>pt = segmentos[i].b;</text:p>
      <text:p text:style-name="P2"><text:tab/><text:tab/><text:tab/><text:tab/><text:tab/>if(insidePolygonLogN(pt, polygon1) &amp;&amp; insidePolygonLogN(pt, polygon2)){</text:p>
      <text:p text:style-name="P2"><text:tab/><text:tab/><text:tab/><text:tab/><text:tab/><text:tab/>interseccao.pb(pt);</text:p>
      <text:p text:style-name="P2"><text:tab/><text:tab/><text:tab/><text:tab/><text:tab/><text:tab/>tem = true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if(onSegment(segmentos[j].a, segmentos[i])){</text:p>
      <text:p text:style-name="P2"><text:tab/><text:tab/><text:tab/><text:tab/><text:tab/>pt = segmentos[j].a;</text:p>
      <text:p text:style-name="P2"><text:tab/><text:tab/><text:tab/><text:tab/><text:tab/>if(insidePolygonLogN(pt, polygon1) &amp;&amp; insidePolygonLogN(pt, polygon2)){</text:p>
      <text:p text:style-name="P2"><text:tab/><text:tab/><text:tab/><text:tab/><text:tab/><text:tab/>interseccao.pb(pt);</text:p>
      <text:p text:style-name="P2"><text:tab/><text:tab/><text:tab/><text:tab/><text:tab/><text:tab/>tem = true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if(onSegment(segmentos[j].b, segmentos[i])){</text:p>
      <text:p text:style-name="P2"><text:tab/><text:tab/><text:tab/><text:tab/><text:tab/>pt = segmentos[j].b;</text:p>
      <text:p text:style-name="P2"><text:tab/><text:tab/><text:tab/><text:tab/><text:tab/>if(insidePolygonLogN(pt, polygon1) &amp;&amp; insidePolygonLogN(pt, polygon2)){</text:p>
      <text:p text:style-name="P2"><text:tab/><text:tab/><text:tab/><text:tab/><text:tab/><text:tab/>interseccao.pb(pt);</text:p>
      <text:p text:style-name="P2"><text:tab/><text:tab/><text:tab/><text:tab/><text:tab/><text:tab/>tem = true;</text:p>
      <text:p text:style-name="P2"><text:tab/><text:tab/><text:tab/><text:tab/><text:tab/>}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<text:tab/></text:p>
      <text:p text:style-name="P2"><text:tab/>}</text:p>
      <text:p text:style-name="P2"><text:soft-page-break/><text:tab/>if(!tem) return false;</text:p>
      <text:p text:style-name="P2"><text:tab/></text:p>
      <text:p text:style-name="P2"><text:tab/>convexHull(interseccao);</text:p>
      <text:p text:style-name="P2"><text:tab/></text:p>
      <text:p text:style-name="P2"><text:tab/>return true;</text:p>
      <text:p text:style-name="P2">}</text:p>
      <text:p text:style-name="P2"/>
      <text:p text:style-name="P2">//funcao usada na cutPolygon para não repetir vértices em um corte</text:p>
      <text:p text:style-name="P2">void adiciona(vector&lt;pv&gt; &amp;polygon, pv pt){</text:p>
      <text:p text:style-name="P2"><text:tab/>if((int)polygon.size() == 0){</text:p>
      <text:p text:style-name="P2"><text:tab/><text:tab/>polygon.pb(pt);</text:p>
      <text:p text:style-name="P2"><text:tab/>}else{</text:p>
      <text:p text:style-name="P2"><text:tab/><text:tab/>if(!(polygon[(int)polygon.size()-1] == pt))</text:p>
      <text:p text:style-name="P2"><text:tab/><text:tab/><text:tab/>polygon.pb(pt);</text:p>
      <text:p text:style-name="P2"><text:tab/>}</text:p>
      <text:p text:style-name="P2">}</text:p>
      <text:p text:style-name="P2"/>
      <text:p text:style-name="P2">//NAO ACEITA PONTOS COLINEARES</text:p>
      <text:p text:style-name="P2">//0 - não cortou ou cortou na borda</text:p>
      <text:p text:style-name="P2">//1 - as duas partes tem area</text:p>
      <text:p text:style-name="P2">int cutPolygon(line r, vector&lt;pv&gt; &amp;polygon, vector&lt;pv&gt; &amp;lp, vector&lt;pv&gt; &amp;rp){</text:p>
      <text:p text:style-name="P2"><text:tab/>if(!(polygon[0] == polygon[(int)polygon.size()-1])) </text:p>
      <text:p text:style-name="P2"><text:tab/><text:tab/>polygon.pb(polygon[0]);</text:p>
      <text:p text:style-name="P2"><text:tab/></text:p>
      <text:p text:style-name="P2"><text:tab/>lp.clear();</text:p>
      <text:p text:style-name="P2"><text:tab/>rp.clear();</text:p>
      <text:p text:style-name="P2"><text:tab/>int lado;</text:p>
      <text:p text:style-name="P2"><text:tab/></text:p>
      <text:p text:style-name="P2"><text:tab/>int cortou = 0;</text:p>
      <text:p text:style-name="P2"><text:tab/>pv pt;</text:p>
      <text:p text:style-name="P2"><text:tab/>for (int i = 0; i &lt; (int)polygon.size()-1; i++)</text:p>
      <text:p text:style-name="P2"><text:tab/>{</text:p>
      <text:p text:style-name="P2"><text:tab/><text:tab/>lado = sinal(cross(r.v, polygon[i] - r.p0));</text:p>
      <text:p text:style-name="P2"><text:tab/><text:tab/></text:p>
      <text:p text:style-name="P2"><text:tab/><text:tab/>//teste de ponto</text:p>
      <text:p text:style-name="P2"><text:tab/><text:tab/>if(lado == 1){//esta à esquerda da linha</text:p>
      <text:p text:style-name="P2"><text:tab/><text:tab/><text:tab/>adiciona(lp, polygon[i]);</text:p>
      <text:p text:style-name="P2"><text:tab/><text:tab/>}else if(lado == -1){//esta à direita da linha</text:p>
      <text:p text:style-name="P2"><text:tab/><text:tab/><text:tab/>adiciona(rp, polygon[i]);</text:p>
      <text:p text:style-name="P2"><text:tab/><text:tab/>}</text:p>
      <text:p text:style-name="P2"><text:tab/><text:tab/></text:p>
      <text:p text:style-name="P2"><text:tab/><text:tab/>//teste de intersecção</text:p>
      <text:p text:style-name="P2"><text:tab/><text:tab/>if(sinal(cross(r.v, polygon[i] - r.p0)) != sinal(cross(r.v, polygon[i+1] - r.p0))){//segmento está inteiro na reta (cortou na borda)</text:p>
      <text:p text:style-name="P2"><text:tab/><text:tab/><text:tab/>//nao faz nada pois os dois vertices serão adicionados na verificacao acima</text:p>
      <text:p text:style-name="P2"><text:tab/><text:tab/><text:tab/>cortou = 1;</text:p>
      <text:p text:style-name="P2"><text:tab/><text:tab/><text:tab/>pt = ptInterReta(line(polygon[i], polygon[i+1]-polygon[i]), r);</text:p>
      <text:p text:style-name="P2"><text:tab/><text:tab/><text:tab/>adiciona(lp, pt);</text:p>
      <text:p text:style-name="P2"><text:tab/><text:tab/><text:tab/>adiciona(rp, pt);</text:p>
      <text:p text:style-name="P2"><text:tab/><text:tab/>}</text:p>
      <text:p text:style-name="P2"><text:tab/>}</text:p>
      <text:p text:style-name="P2"><text:tab/>if((int)lp.size() &gt; 2) adiciona(lp, lp[0]);</text:p>
      <text:p text:style-name="P2"><text:tab/>else lp.clear();</text:p>
      <text:p text:style-name="P2"><text:tab/>if((int)rp.size() &gt; 2) adiciona(rp, rp[0]);</text:p>
      <text:p text:style-name="P2"><text:tab/>else rp.clear();</text:p>
      <text:p text:style-name="P2"><text:tab/>return cortou;</text:p>
      <text:p text:style-name="P2">}</text:p>
      <text:p text:style-name="P2"/>
      <text:list xml:id="list135057916028719" text:continue-numbering="true" text:style-name="WWNum1">
        <text:list-item>
          <text:list>
            <text:list-item>
              <text:p text:style-name="P4"><text:soft-page-break/>Funções segmento</text:p>
            </text:list-item>
          </text:list>
        </text:list-item>
      </text:list>
      <text:p text:style-name="P2">//checa se ponto p está no segmento s <text:s text:c="2"/></text:p>
      <text:p text:style-name="P2">bool onSegment(pv p, seg s){</text:p>
      <text:p text:style-name="P2"><text:tab/>pv a = s.a;</text:p>
      <text:p text:style-name="P2"><text:tab/>pv b = s.b;</text:p>
      <text:p text:style-name="P2"><text:tab/>if(maiorIgual(dot(p-a, b-a), 0.0) &amp;&amp; maiorIgual(dot(p-b, a-b), 0.0) &amp;&amp; igual(cross(p-a, p-b), 0.0)) return true;</text:p>
      <text:p text:style-name="P2"><text:tab/>return false;</text:p>
      <text:p text:style-name="P2">}</text:p>
      <text:p text:style-name="P2"/>
      <text:p text:style-name="P2">//checa se 2 segmentos se cruzam (pode ser na borda) <text:s text:c="2"/></text:p>
      <text:p text:style-name="P2">bool temInterSegmento(seg r, seg s){</text:p>
      <text:p text:style-name="P2"><text:tab/>pv a = r.a;</text:p>
      <text:p text:style-name="P2"><text:tab/>pv b = r.b;</text:p>
      <text:p text:style-name="P2"><text:tab/>pv c = s.a;</text:p>
      <text:p text:style-name="P2"><text:tab/>pv d = s.b;</text:p>
      <text:p text:style-name="P2"><text:tab/></text:p>
      <text:p text:style-name="P2"><text:tab/>return sinal(cross(b-a, d-a)) != sinal(cross(b-a, c-a)) &amp;&amp; sinal(cross(d-c, a-c)) != sinal(cross(d-c, b-c));</text:p>
      <text:p text:style-name="P2">}</text:p>
      <text:p text:style-name="P2"/>
      <text:p text:style-name="P2">//checa se tem interseccao entre segmentos (0 - nao tem, 1 - tem, 2 - paralelos (SE TOCAM MAS NAO RETORNA O PONTO) ) <text:s text:c="2"/></text:p>
      <text:p text:style-name="P2">int interSegmento(seg r, seg s, pv &amp;ans){</text:p>
      <text:p text:style-name="P2"><text:tab/>pv a = r.a;</text:p>
      <text:p text:style-name="P2"><text:tab/>pv b = r.b;</text:p>
      <text:p text:style-name="P2"><text:tab/>pv c = s.a;</text:p>
      <text:p text:style-name="P2"><text:tab/>pv d = s.b;</text:p>
      <text:p text:style-name="P2"><text:tab/>if(retasIguais(line(a, b-a), line(c, d-c))){</text:p>
      <text:p text:style-name="P2"><text:tab/><text:tab/></text:p>
      <text:p text:style-name="P2"><text:tab/><text:tab/>if(onSegment(c, r) || onSegment(d, r) || onSegment(a, s) || onSegment(b, s)){</text:p>
      <text:p text:style-name="P2"><text:tab/><text:tab/><text:tab/>return 2;</text:p>
      <text:p text:style-name="P2"><text:tab/><text:tab/>}</text:p>
      <text:p text:style-name="P2"><text:tab/><text:tab/>return 0;</text:p>
      <text:p text:style-name="P2"><text:tab/>}</text:p>
      <text:p text:style-name="P2"><text:tab/>if(temInterSegmento(r, s)){</text:p>
      <text:p text:style-name="P2"><text:tab/><text:tab/>ans = ptInterReta(line(a, b-a), line(c, d-c));</text:p>
      <text:p text:style-name="P2"><text:tab/><text:tab/>return 1;</text:p>
      <text:p text:style-name="P2"><text:tab/>}</text:p>
      <text:p text:style-name="P2"><text:tab/>return 0;</text:p>
      <text:p text:style-name="P2">}</text:p>
      <text:p text:style-name="P2"/>
      <text:list xml:id="list135058056585919" text:continue-numbering="true" text:style-name="WWNum1">
        <text:list-item>
          <text:list>
            <text:list-item>
              <text:p text:style-name="P4">Line Sweep (Balão)</text:p>
            </text:list-item>
          </text:list>
        </text:list-item>
      </text:list>
      <text:p text:style-name="P2">struct pv{</text:p>
      <text:p text:style-name="P2"><text:tab/>ll x, y;</text:p>
      <text:p text:style-name="P2"><text:tab/>pv(){}</text:p>
      <text:p text:style-name="P2"><text:tab/>pv(ll _x, ll _y){</text:p>
      <text:p text:style-name="P2"><text:tab/><text:tab/>x = _x;</text:p>
      <text:p text:style-name="P2"><text:tab/><text:tab/>y = _y;</text:p>
      <text:p text:style-name="P2"><text:tab/>}</text:p>
      <text:p text:style-name="P2"><text:tab/>pv operator - (pv other){</text:p>
      <text:p text:style-name="P2"><text:tab/><text:tab/>return pv(x-other.x, y-other.y);</text:p>
      <text:p text:style-name="P2"><text:tab/>}</text:p>
      <text:p text:style-name="P2">};</text:p>
      <text:p text:style-name="P2"/>
      <text:p text:style-name="P2">struct event{</text:p>
      <text:p text:style-name="P2"><text:tab/>pv p;</text:p>
      <text:p text:style-name="P2"><text:tab/>int tipo, id;</text:p>
      <text:p text:style-name="P2"><text:tab/>event(){}</text:p>
      <text:p text:style-name="P2"><text:soft-page-break/><text:tab/>event(pv _p, int _tipo, int _id){</text:p>
      <text:p text:style-name="P2"><text:tab/><text:tab/>p = _p;</text:p>
      <text:p text:style-name="P2"><text:tab/><text:tab/>tipo = _tipo;</text:p>
      <text:p text:style-name="P2"><text:tab/><text:tab/>id = _id;</text:p>
      <text:p text:style-name="P2"><text:tab/>}</text:p>
      <text:p text:style-name="P2"><text:tab/>bool operator &lt; (event other) const{</text:p>
      <text:p text:style-name="P2"><text:tab/><text:tab/>if(p.x == other.p.x) return tipo &lt; other.tipo;</text:p>
      <text:p text:style-name="P2"><text:tab/><text:tab/>return p.x &lt; other.p.x;</text:p>
      <text:p text:style-name="P2"><text:tab/>}</text:p>
      <text:p text:style-name="P2">};</text:p>
      <text:p text:style-name="P2"/>
      <text:p text:style-name="P2">struct seg{</text:p>
      <text:p text:style-name="P2"><text:tab/>pv a, b;</text:p>
      <text:p text:style-name="P2"><text:tab/>seg(){}</text:p>
      <text:p text:style-name="P2"><text:tab/>seg(pv _a, pv _b){</text:p>
      <text:p text:style-name="P2"><text:tab/><text:tab/>a = _a;</text:p>
      <text:p text:style-name="P2"><text:tab/><text:tab/>b = _b;</text:p>
      <text:p text:style-name="P2"><text:tab/>}</text:p>
      <text:p text:style-name="P2">};</text:p>
      <text:p text:style-name="P2"/>
      <text:p text:style-name="P2"/>
      <text:p text:style-name="P2">int dp[MAXN][LOG];</text:p>
      <text:p text:style-name="P2">int qtdSeg, qtdBalao;</text:p>
      <text:p text:style-name="P2">vector&lt;seg&gt; segmento;</text:p>
      <text:p text:style-name="P2">vector&lt;event&gt; evento;</text:p>
      <text:p text:style-name="P2">vector&lt;pv&gt; vertice;</text:p>
      <text:p text:style-name="P2">vector&lt;int&gt; g[MAXN];</text:p>
      <text:p text:style-name="P2"/>
      <text:p text:style-name="P2">ll cross(pv a, pv b){</text:p>
      <text:p text:style-name="P2"><text:tab/>return a.x*b.y - a.y*b.x;</text:p>
      <text:p text:style-name="P2">}</text:p>
      <text:p text:style-name="P2"/>
      <text:p text:style-name="P2">ll func(pv a, pv b, pv c){</text:p>
      <text:p text:style-name="P2"><text:tab/>return cross(b-a, c-b);</text:p>
      <text:p text:style-name="P2">}</text:p>
      <text:p text:style-name="P2"/>
      <text:p text:style-name="P2">bool compare(int _1, int _2){</text:p>
      <text:p text:style-name="P2"><text:tab/>pv a = segmento[_1].a;</text:p>
      <text:p text:style-name="P2"><text:tab/>pv b = segmento[_1].b;</text:p>
      <text:p text:style-name="P2"><text:tab/>pv c = segmento[_2].a;</text:p>
      <text:p text:style-name="P2"><text:tab/>pv d = segmento[_2].b;</text:p>
      <text:p text:style-name="P2"><text:tab/></text:p>
      <text:p text:style-name="P2"><text:tab/>if(a.x &lt; c.x){</text:p>
      <text:p text:style-name="P2"><text:tab/><text:tab/>if(func(a, c, b) &gt; 0)</text:p>
      <text:p text:style-name="P2"><text:tab/><text:tab/><text:tab/>return false;</text:p>
      <text:p text:style-name="P2"><text:tab/><text:tab/>return true;</text:p>
      <text:p text:style-name="P2"><text:tab/>}else{</text:p>
      <text:p text:style-name="P2"><text:tab/><text:tab/>if(func(c, a, d) &gt; 0)</text:p>
      <text:p text:style-name="P2"><text:tab/><text:tab/><text:tab/>return true;</text:p>
      <text:p text:style-name="P2"><text:tab/><text:tab/>return false;</text:p>
      <text:p text:style-name="P2"><text:tab/>}</text:p>
      <text:p text:style-name="P2">}</text:p>
      <text:p text:style-name="P2">set&lt;int, bool(*)(int, int)&gt; s(compare);</text:p>
      <text:p text:style-name="P2"/>
      <text:p text:style-name="P2">void adicionar(int id){</text:p>
      <text:p text:style-name="P2"><text:tab/>s.insert(id);</text:p>
      <text:p text:style-name="P2"><text:tab/>set&lt;int, bool(*)(int, int)&gt;::iterator it;</text:p>
      <text:p text:style-name="P2"><text:tab/>if(segmento[id].a.y &gt; segmento[id].b.y){</text:p>
      <text:p text:style-name="P2"><text:tab/><text:tab/>it = s.find(id);</text:p>
      <text:p text:style-name="P2"><text:tab/><text:tab/>it++;</text:p>
      <text:p text:style-name="P2"><text:soft-page-break/><text:tab/><text:tab/>if(it == s.end()){</text:p>
      <text:p text:style-name="P2"><text:tab/><text:tab/><text:tab/>vertice[id] = pv(segmento[id].a.x, INF);</text:p>
      <text:p text:style-name="P2"><text:tab/><text:tab/>}else{</text:p>
      <text:p text:style-name="P2"><text:tab/><text:tab/><text:tab/>if(segmento[*it].a.y == segmento[*it].b.y){</text:p>
      <text:p text:style-name="P2"><text:tab/><text:tab/><text:tab/><text:tab/>vertice[id] = pv(segmento[id].a.x, segmento[*it].a.y);</text:p>
      <text:p text:style-name="P2"><text:tab/><text:tab/><text:tab/>}else{</text:p>
      <text:p text:style-name="P2"><text:tab/><text:tab/><text:tab/><text:tab/>g[id].pb(*it)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/>
      <text:p text:style-name="P2">void remover(int id){</text:p>
      <text:p text:style-name="P2"><text:tab/>set&lt;int, bool(*)(int, int)&gt;::iterator it;</text:p>
      <text:p text:style-name="P2"><text:tab/>if(segmento[id].a.y &lt; segmento[id].b.y){</text:p>
      <text:p text:style-name="P2"><text:tab/><text:tab/>it = s.find(id);</text:p>
      <text:p text:style-name="P2"><text:tab/><text:tab/>it++;</text:p>
      <text:p text:style-name="P2"><text:tab/><text:tab/>if(it==s.end()){</text:p>
      <text:p text:style-name="P2"><text:tab/><text:tab/><text:tab/>vertice[id] = pv(segmento[id].b.x, INF);</text:p>
      <text:p text:style-name="P2"><text:tab/><text:tab/>}else{</text:p>
      <text:p text:style-name="P2"><text:tab/><text:tab/><text:tab/>if(segmento[*it].a.y == segmento[*it].b.y){</text:p>
      <text:p text:style-name="P2"><text:tab/><text:tab/><text:tab/><text:tab/>vertice[id] = pv(segmento[id].b.x, segmento[*it].a.y);</text:p>
      <text:p text:style-name="P2"><text:tab/><text:tab/><text:tab/>}else{</text:p>
      <text:p text:style-name="P2"><text:tab/><text:tab/><text:tab/><text:tab/>g[id].pb(*it);</text:p>
      <text:p text:style-name="P2"><text:tab/><text:tab/><text:tab/>}</text:p>
      <text:p text:style-name="P2"><text:tab/><text:tab/>}</text:p>
      <text:p text:style-name="P2"><text:tab/>}</text:p>
      <text:p text:style-name="P2"><text:tab/>s.erase(id);</text:p>
      <text:p text:style-name="P2">}</text:p>
      <text:p text:style-name="P2"/>
      <text:p text:style-name="P2">void consultar(int id, int x){</text:p>
      <text:p text:style-name="P2"><text:tab/>set&lt;int, bool(*)(int, int)&gt;::iterator it;</text:p>
      <text:p text:style-name="P2"><text:tab/>if(s.size()==0){</text:p>
      <text:p text:style-name="P2"><text:tab/><text:tab/>vertice[id] = pv(x, INF);</text:p>
      <text:p text:style-name="P2"><text:tab/>}else{</text:p>
      <text:p text:style-name="P2"><text:tab/><text:tab/>it = s.begin();</text:p>
      <text:p text:style-name="P2"><text:tab/><text:tab/>if(segmento[*it].a.y == segmento[*it].b.y){</text:p>
      <text:p text:style-name="P2"><text:tab/><text:tab/><text:tab/>vertice[id] = pv(x, segmento[*it].a.y);</text:p>
      <text:p text:style-name="P2"><text:tab/><text:tab/>}else{</text:p>
      <text:p text:style-name="P2"><text:tab/><text:tab/><text:tab/>g[id].pb(*it);</text:p>
      <text:p text:style-name="P2"><text:tab/><text:tab/>}</text:p>
      <text:p text:style-name="P2"><text:tab/>}</text:p>
      <text:p text:style-name="P2">}</text:p>
      <text:p text:style-name="P2"/>
      <text:p text:style-name="P2">void sweep(){</text:p>
      <text:p text:style-name="P2"><text:tab/>sort(evento.begin(), evento.end());</text:p>
      <text:p text:style-name="P2"><text:tab/>for (int i = 0; i &lt; evento.size(); i++)</text:p>
      <text:p text:style-name="P2"><text:tab/>{</text:p>
      <text:p text:style-name="P2"><text:tab/><text:tab/>if(evento[i].tipo == ABRE)</text:p>
      <text:p text:style-name="P2"><text:tab/><text:tab/><text:tab/>adicionar(evento[i].id);</text:p>
      <text:p text:style-name="P2"><text:tab/><text:tab/>else if(evento[i].tipo == FECHA)</text:p>
      <text:p text:style-name="P2"><text:tab/><text:tab/><text:tab/>remover(evento[i].id);</text:p>
      <text:p text:style-name="P2"><text:tab/><text:tab/>else</text:p>
      <text:p text:style-name="P2"><text:tab/><text:tab/><text:tab/>consultar(evento[i].id, evento[i].p.x);</text:p>
      <text:p text:style-name="P2"><text:tab/>}</text:p>
      <text:p text:style-name="P2">}</text:p>
      <text:p text:style-name="P2"/>
      <text:p text:style-name="P2">void build(){</text:p>
      <text:p text:style-name="P2"><text:tab/>for (int i = 0; i &lt; qtdSeg + qtdBalao; i++)</text:p>
      <text:p text:style-name="P2"><text:tab/>{</text:p>
      <text:p text:style-name="P2"><text:soft-page-break/><text:tab/><text:tab/>if(g[i].size() == 0){</text:p>
      <text:p text:style-name="P2"><text:tab/><text:tab/><text:tab/>dp[i][0] = i;</text:p>
      <text:p text:style-name="P2"><text:tab/><text:tab/>}else{</text:p>
      <text:p text:style-name="P2"><text:tab/><text:tab/><text:tab/>dp[i][0] = g[i][0];</text:p>
      <text:p text:style-name="P2"><text:tab/><text:tab/>}</text:p>
      <text:p text:style-name="P2"><text:tab/>}</text:p>
      <text:p text:style-name="P2"><text:tab/>for (int j = 1; j &lt; LOG; j++)</text:p>
      <text:p text:style-name="P2"><text:tab/>{</text:p>
      <text:p text:style-name="P2"><text:tab/><text:tab/>for (int i = 0; i &lt; qtdSeg + qtdBalao; i++)</text:p>
      <text:p text:style-name="P2"><text:tab/><text:tab/>{</text:p>
      <text:p text:style-name="P2"><text:tab/><text:tab/><text:tab/>dp[i][j] = dp[dp[i][j-1]][j-1];</text:p>
      <text:p text:style-name="P2"><text:tab/><text:tab/>}</text:p>
      <text:p text:style-name="P2"><text:tab/>}</text:p>
      <text:p text:style-name="P2">}</text:p>
      <text:p text:style-name="P2"/>
      <text:p text:style-name="P2">int pula(int u){</text:p>
      <text:p text:style-name="P2"><text:tab/>int d = MAXN;</text:p>
      <text:p text:style-name="P2"><text:tab/>for (int i = 0; i &lt; LOG; i++)</text:p>
      <text:p text:style-name="P2"><text:tab/>{</text:p>
      <text:p text:style-name="P2"><text:tab/><text:tab/>if(d &amp; (1&lt;&lt;i)){</text:p>
      <text:p text:style-name="P2"><text:tab/><text:tab/><text:tab/>u = dp[u][i];</text:p>
      <text:p text:style-name="P2"><text:tab/><text:tab/>}</text:p>
      <text:p text:style-name="P2"><text:tab/>}</text:p>
      <text:p text:style-name="P2"><text:tab/>return u;</text:p>
      <text:p text:style-name="P2">}</text:p>
      <text:p text:style-name="P2"/>
      <text:p text:style-name="P2">void reset(){</text:p>
      <text:p text:style-name="P2"><text:tab/>segmento.clear();</text:p>
      <text:p text:style-name="P2"><text:tab/>evento.clear();</text:p>
      <text:p text:style-name="P2"><text:tab/>vertice.clear();</text:p>
      <text:p text:style-name="P2"><text:tab/>for (int i = 0; i &lt; qtdSeg+qtdBalao; i++)</text:p>
      <text:p text:style-name="P2"><text:tab/>{</text:p>
      <text:p text:style-name="P2"><text:tab/><text:tab/>g[i].clear();</text:p>
      <text:p text:style-name="P2"><text:tab/>}</text:p>
      <text:p text:style-name="P2">}</text:p>
      <text:p text:style-name="P2"/>
      <text:p text:style-name="P2">int main(){</text:p>
      <text:p text:style-name="P2"><text:tab/>ios_base::sync_with_stdio(0);</text:p>
      <text:p text:style-name="P2"><text:tab/>cin.tie(0);</text:p>
      <text:p text:style-name="P2"><text:tab/></text:p>
      <text:p text:style-name="P2"><text:tab/>while(cin &gt;&gt; qtdSeg &gt;&gt; qtdBalao){</text:p>
      <text:p text:style-name="P2"><text:tab/><text:tab/>reset();</text:p>
      <text:p text:style-name="P2"><text:tab/><text:tab/>ll x, y, X2, Y2;</text:p>
      <text:p text:style-name="P2"><text:tab/><text:tab/>for (int i = 0; i &lt; qtdSeg; i++)</text:p>
      <text:p text:style-name="P2"><text:tab/><text:tab/>{</text:p>
      <text:p text:style-name="P2"><text:tab/><text:tab/><text:tab/>cin &gt;&gt; x &gt;&gt; y &gt;&gt; X2 &gt;&gt; Y2;</text:p>
      <text:p text:style-name="P2"><text:tab/><text:tab/><text:tab/>if(x &lt; X2){</text:p>
      <text:p text:style-name="P2"><text:tab/><text:tab/><text:tab/><text:tab/>segmento.pb(seg(pv(x, y), pv(X2, Y2)));</text:p>
      <text:p text:style-name="P2"><text:tab/><text:tab/><text:tab/>}else{</text:p>
      <text:p text:style-name="P2"><text:tab/><text:tab/><text:tab/><text:tab/>segmento.pb(seg(pv(X2, Y2), pv(x, y)));</text:p>
      <text:p text:style-name="P2"><text:tab/><text:tab/><text:tab/>}</text:p>
      <text:p text:style-name="P2"><text:tab/><text:tab/><text:tab/>evento.pb(event(segmento[i].a, ABRE, i));</text:p>
      <text:p text:style-name="P2"><text:tab/><text:tab/><text:tab/>evento.pb(event(segmento[i].b, FECHA, i));</text:p>
      <text:p text:style-name="P2"><text:tab/><text:tab/><text:tab/>vertice.pb(pv(-1, -1));</text:p>
      <text:p text:style-name="P2"><text:tab/><text:tab/>}</text:p>
      <text:p text:style-name="P2"><text:tab/><text:tab/></text:p>
      <text:p text:style-name="P2"><text:tab/><text:tab/>for (int i = 0 + qtdSeg; i &lt; qtdBalao + qtdSeg; i++)</text:p>
      <text:p text:style-name="P2"><text:tab/><text:tab/>{</text:p>
      <text:p text:style-name="P2"><text:tab/><text:tab/><text:tab/>cin &gt;&gt; x;</text:p>
      <text:p text:style-name="P2"><text:tab/><text:tab/><text:tab/>evento.pb(event(pv(x, 0), CONSULTA, i));</text:p>
      <text:p text:style-name="P2"><text:soft-page-break/><text:tab/><text:tab/><text:tab/>vertice.pb(pv(-1, -1));</text:p>
      <text:p text:style-name="P2"><text:tab/><text:tab/>}</text:p>
      <text:p text:style-name="P2"><text:tab/><text:tab/></text:p>
      <text:p text:style-name="P2"><text:tab/><text:tab/>sweep();</text:p>
      <text:p text:style-name="P2"><text:tab/><text:tab/>build();</text:p>
      <text:p text:style-name="P2"><text:tab/><text:tab/>int ult;</text:p>
      <text:p text:style-name="P2"><text:tab/><text:tab/>for (int i = 0 + qtdSeg; i &lt; qtdBalao+qtdSeg; i++)</text:p>
      <text:p text:style-name="P2"><text:tab/><text:tab/>{</text:p>
      <text:p text:style-name="P2"><text:tab/><text:tab/><text:tab/>ult = pula(i);</text:p>
      <text:p text:style-name="P2"><text:tab/><text:tab/><text:tab/>if(vertice[ult].y == INF) cout &lt;&lt; vertice[ult].x &lt;&lt; "\n";</text:p>
      <text:p text:style-name="P2"><text:tab/><text:tab/><text:tab/>else cout &lt;&lt; vertice[ult].x &lt;&lt; " " &lt;&lt; vertice[ult].y &lt;&lt; "\n";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/>
      <text:list xml:id="list135059028950355" text:continue-numbering="true" text:style-name="WWNum1">
        <text:list-item>
          <text:list>
            <text:list-item>
              <text:p text:style-name="P4">Rotação de ponto</text:p>
            </text:list-item>
          </text:list>
        </text:list-item>
      </text:list>
      <text:p text:style-name="P2">//angulo deve estar em radiano</text:p>
      <text:p text:style-name="P2">pv rotacionaHorario(pv p, double rad)</text:p>
      <text:p text:style-name="P2">{</text:p>
      <text:p text:style-name="P2"><text:tab/>rad=-rad;</text:p>
      <text:p text:style-name="P2"><text:tab/>return pv(p.x * cos(rad) - p.y * sin(rad), p.x * sin(rad) + p.y * cos(rad));</text:p>
      <text:p text:style-name="P2">}</text:p>
      <text:p text:style-name="P2"/>
      <text:p text:style-name="P2">pv rotacionaAntiHorario(pv p, double rad)</text:p>
      <text:p text:style-name="P2">{</text:p>
      <text:p text:style-name="P2"><text:tab/>return pv(p.x * cos(rad) - p.y * sin(rad), p.x * sin(rad) + p.y * cos(rad));</text:p>
      <text:p text:style-name="P2">}</text:p>
      <text:p text:style-name="P2"/>
      <text:p text:style-name="P2">int main()</text:p>
      <text:p text:style-name="P2">{</text:p>
      <text:p text:style-name="P2"><text:tab/>//le o ponto</text:p>
      <text:p text:style-name="P2"><text:tab/>//chama a funcao pra rotacionar</text:p>
      <text:p text:style-name="P2"><text:tab/>return 0;</text:p>
      <text:p text:style-name="P2">}</text:p>
      <text:p text:style-name="P2"/>
      <text:list xml:id="list135058247780066" text:continue-numbering="true" text:style-name="WWNum1">
        <text:list-item>
          <text:list>
            <text:list-item>
              <text:p text:style-name="P4">Rotating calipers</text:p>
            </text:list-item>
          </text:list>
        </text:list-item>
      </text:list>
      <text:p text:style-name="P2">int rotatingCalipers(vector&lt;pv&gt; &amp;up, vector&lt;pv&gt; &amp;dn){</text:p>
      <text:p text:style-name="P2"><text:tab/>int ans = 0;</text:p>
      <text:p text:style-name="P2"><text:tab/></text:p>
      <text:p text:style-name="P2"><text:tab/>int i = 0, j = dn.size()-1; </text:p>
      <text:p text:style-name="P2"><text:tab/></text:p>
      <text:p text:style-name="P2"><text:tab/>while(i &lt; (int)up.size() - 1 || j &gt; 0){</text:p>
      <text:p text:style-name="P2"><text:tab/><text:tab/>// Entrou aqui: up[i] e dn[j] eh um antipodal pair</text:p>
      <text:p text:style-name="P2"><text:tab/><text:tab/>ans = max(ans, distPt(up[i],dn[j]));//NAO TIRAR A RAIZ NO DISTPT PARA EVITAR PRECISAO</text:p>
      <text:p text:style-name="P2"><text:tab/><text:tab/></text:p>
      <text:p text:style-name="P2"><text:tab/><text:tab/>if(i == (int)up.size()-1) j--;</text:p>
      <text:p text:style-name="P2"><text:tab/><text:tab/>else if(j == 0) i++;</text:p>
      <text:p text:style-name="P2"><text:tab/><text:tab/>else{</text:p>
      <text:p text:style-name="P2"><text:tab/><text:tab/><text:tab/>// Verifica qual o menor angulo a ser rotacionado p utilizar na rotacao</text:p>
      <text:p text:style-name="P2"><text:tab/><text:tab/><text:tab/>if((up[i+1].y - up[i].y) * (dn[j].x - dn[j-1].x)</text:p>
      <text:p text:style-name="P2"><text:tab/><text:tab/><text:tab/><text:tab/>&gt; (dn[j].y - dn[j-1].y) * (up[i+1].x - up[i].x ))</text:p>
      <text:p text:style-name="P2"><text:tab/><text:tab/><text:tab/><text:tab/>i++;</text:p>
      <text:p text:style-name="P2"><text:tab/><text:tab/><text:tab/>else</text:p>
      <text:p text:style-name="P2"><text:tab/><text:tab/><text:tab/><text:tab/>j--;</text:p>
      <text:p text:style-name="P2"><text:tab/><text:tab/>}</text:p>
      <text:p text:style-name="P2"><text:soft-page-break/><text:tab/>}</text:p>
      <text:p text:style-name="P2"><text:tab/>return ans;</text:p>
      <text:p text:style-name="P2">}</text:p>
      <text:p text:style-name="P2"/>
      <text:list xml:id="list135059744459150" text:continue-numbering="true" text:style-name="WWNum1">
        <text:list-item>
          <text:list>
            <text:list-item>
              <text:p text:style-name="P4">Sweep circle (Esconde-esconde)</text:p>
            </text:list-item>
          </text:list>
        </text:list-item>
      </text:list>
      <text:p text:style-name="P2">#define ABRE 0 </text:p>
      <text:p text:style-name="P2">#define QUERY 1 </text:p>
      <text:p text:style-name="P2">#define FECHA 2 </text:p>
      <text:p text:style-name="P2"/>
      <text:p text:style-name="P2">struct pv{</text:p>
      <text:p text:style-name="P2"><text:tab/>ll x, y;</text:p>
      <text:p text:style-name="P2"><text:tab/>pv(){}</text:p>
      <text:p text:style-name="P2"><text:tab/>pv(ll _x, ll _y){</text:p>
      <text:p text:style-name="P2"><text:tab/><text:tab/>x = _x;</text:p>
      <text:p text:style-name="P2"><text:tab/><text:tab/>y = _y;</text:p>
      <text:p text:style-name="P2"><text:tab/>}</text:p>
      <text:p text:style-name="P2"><text:tab/></text:p>
      <text:p text:style-name="P2"><text:tab/>pv operator - (pv other){</text:p>
      <text:p text:style-name="P2"><text:tab/><text:tab/>return pv(x-other.x, y-other.y);</text:p>
      <text:p text:style-name="P2"><text:tab/>}</text:p>
      <text:p text:style-name="P2">};</text:p>
      <text:p text:style-name="P2"/>
      <text:p text:style-name="P2">ll cross(pv a, pv b){</text:p>
      <text:p text:style-name="P2"><text:tab/>return a.x * b.y - a.y * b.x;</text:p>
      <text:p text:style-name="P2">}</text:p>
      <text:p text:style-name="P2"/>
      <text:p text:style-name="P2">struct event{</text:p>
      <text:p text:style-name="P2"><text:tab/>pv pt;</text:p>
      <text:p text:style-name="P2"><text:tab/>int tipo, quadrante, id;</text:p>
      <text:p text:style-name="P2"><text:tab/>event(){}</text:p>
      <text:p text:style-name="P2"><text:tab/>event(pv _pt, int _tipo, int _quadrante, int _id){</text:p>
      <text:p text:style-name="P2"><text:tab/><text:tab/>pt = _pt;</text:p>
      <text:p text:style-name="P2"><text:tab/><text:tab/>tipo = _tipo;</text:p>
      <text:p text:style-name="P2"><text:tab/><text:tab/>quadrante = _quadrante;</text:p>
      <text:p text:style-name="P2"><text:tab/><text:tab/>id = _id;</text:p>
      <text:p text:style-name="P2"><text:tab/>}</text:p>
      <text:p text:style-name="P2"><text:tab/>bool operator &lt; (event other) const{</text:p>
      <text:p text:style-name="P2"><text:tab/><text:tab/>ll c;</text:p>
      <text:p text:style-name="P2"><text:tab/><text:tab/>if(quadrante == other.quadrante){</text:p>
      <text:p text:style-name="P2"><text:tab/><text:tab/><text:tab/>c = cross(pt, other.pt);</text:p>
      <text:p text:style-name="P2"><text:tab/><text:tab/><text:tab/>if(c == 0){</text:p>
      <text:p text:style-name="P2"><text:tab/><text:tab/><text:tab/><text:tab/>return tipo &lt; other.tipo;</text:p>
      <text:p text:style-name="P2"><text:tab/><text:tab/><text:tab/>}</text:p>
      <text:p text:style-name="P2"><text:tab/><text:tab/><text:tab/>return c &gt; 0;</text:p>
      <text:p text:style-name="P2"><text:tab/><text:tab/>}</text:p>
      <text:p text:style-name="P2"><text:tab/><text:tab/>return quadrante &lt; other.quadrante;</text:p>
      <text:p text:style-name="P2"><text:tab/>}</text:p>
      <text:p text:style-name="P2">};</text:p>
      <text:p text:style-name="P2"/>
      <text:p text:style-name="P2">struct seg{</text:p>
      <text:p text:style-name="P2"><text:tab/>pv a, b;</text:p>
      <text:p text:style-name="P2"><text:tab/>int id;</text:p>
      <text:p text:style-name="P2"><text:tab/>seg(){}</text:p>
      <text:p text:style-name="P2"><text:tab/>seg(pv _a, pv _b){</text:p>
      <text:p text:style-name="P2"><text:tab/><text:tab/>a = _a;</text:p>
      <text:p text:style-name="P2"><text:tab/><text:tab/>b = _b;</text:p>
      <text:p text:style-name="P2"><text:tab/><text:tab/>id = -1;</text:p>
      <text:p text:style-name="P2"><text:tab/>}</text:p>
      <text:p text:style-name="P2"><text:tab/>seg(pv _a, pv _b, int _id){</text:p>
      <text:p text:style-name="P2"><text:tab/><text:tab/>a = _a;</text:p>
      <text:p text:style-name="P2"><text:soft-page-break/><text:tab/><text:tab/>b = _b;</text:p>
      <text:p text:style-name="P2"><text:tab/><text:tab/>id = _id;</text:p>
      <text:p text:style-name="P2"><text:tab/>}</text:p>
      <text:p text:style-name="P2">};</text:p>
      <text:p text:style-name="P2"/>
      <text:p text:style-name="P2"/>
      <text:p text:style-name="P2">ld distPt(pv a, pv b){</text:p>
      <text:p text:style-name="P2"><text:tab/>return hypot(a.x-b.x, a.y-b.y);</text:p>
      <text:p text:style-name="P2">}</text:p>
      <text:p text:style-name="P2"/>
      <text:p text:style-name="P2"/>
      <text:p text:style-name="P2">ll dot(pv a, pv b){</text:p>
      <text:p text:style-name="P2"><text:tab/>return a.x * b.x + a.y * b.y;</text:p>
      <text:p text:style-name="P2">}</text:p>
      <text:p text:style-name="P2"/>
      <text:p text:style-name="P2">int sinal(ll res){</text:p>
      <text:p text:style-name="P2"><text:tab/>if(res &gt; 0) return 1;</text:p>
      <text:p text:style-name="P2"><text:tab/>if(res &lt; 0) return -1;</text:p>
      <text:p text:style-name="P2"><text:tab/>return 0;</text:p>
      <text:p text:style-name="P2">}</text:p>
      <text:p text:style-name="P2"/>
      <text:p text:style-name="P2">//checa se 2 segmentos se cruzam (pode ser na borda) </text:p>
      <text:p text:style-name="P2">bool temInterSegmento(seg r, seg s){</text:p>
      <text:p text:style-name="P2"><text:tab/>pv a = r.a;</text:p>
      <text:p text:style-name="P2"><text:tab/>pv b = r.b;</text:p>
      <text:p text:style-name="P2"><text:tab/>pv c = s.a;</text:p>
      <text:p text:style-name="P2"><text:tab/>pv d = s.b;</text:p>
      <text:p text:style-name="P2"><text:tab/></text:p>
      <text:p text:style-name="P2"><text:tab/>return sinal(cross(b-a, d-a)) != sinal(cross(b-a, c-a)) &amp;&amp; sinal(cross(d-c, a-c)) != sinal(cross(d-c, b-c));</text:p>
      <text:p text:style-name="P2">}</text:p>
      <text:p text:style-name="P2"/>
      <text:p text:style-name="P2">void printaPonto(pv a){</text:p>
      <text:p text:style-name="P2"><text:tab/>printf("(%lld, %lld) <text:s/>", a.x, a.y);</text:p>
      <text:p text:style-name="P2"><text:tab/></text:p>
      <text:p text:style-name="P2">}</text:p>
      <text:p text:style-name="P2"/>
      <text:p text:style-name="P2">vector&lt;pv&gt; crianca;</text:p>
      <text:p text:style-name="P2">vector&lt;seg&gt; parede, tmpParede;</text:p>
      <text:p text:style-name="P2">vector&lt;event&gt; eve;</text:p>
      <text:p text:style-name="P2">int qtdParede, qtdCrianca, qtdProcura;</text:p>
      <text:p text:style-name="P2">pv origin;</text:p>
      <text:p text:style-name="P2"/>
      <text:p text:style-name="P2">bool compareSet(int id1, int id2){</text:p>
      <text:p text:style-name="P2"><text:tab/>pv a = tmpParede[id1].a;</text:p>
      <text:p text:style-name="P2"><text:tab/>pv b = tmpParede[id1].b;</text:p>
      <text:p text:style-name="P2"><text:tab/>pv c = tmpParede[id2].a;</text:p>
      <text:p text:style-name="P2"><text:tab/>pv d = tmpParede[id2].b;</text:p>
      <text:p text:style-name="P2"><text:tab/></text:p>
      <text:p text:style-name="P2"><text:tab/>return cross(d-a, b-a) &gt; 0;</text:p>
      <text:p text:style-name="P2">}</text:p>
      <text:p text:style-name="P2"/>
      <text:p text:style-name="P2">//~ set&lt;int, bool(*)(int, int)&gt; active(compareSet);</text:p>
      <text:p text:style-name="P2">set&lt;int&gt; active;</text:p>
      <text:p text:style-name="P2"/>
      <text:p text:style-name="P2">int getQuadrante(pv pt){</text:p>
      <text:p text:style-name="P2"><text:tab/>ll x = pt.x;</text:p>
      <text:p text:style-name="P2"><text:tab/>ll y = pt.y;</text:p>
      <text:p text:style-name="P2"><text:tab/>if(x &gt;= 0 &amp;&amp; y &gt;= 0) return 1;</text:p>
      <text:p text:style-name="P2"><text:tab/>if(x &lt; 0 &amp;&amp; y &gt;= 0) return 2;</text:p>
      <text:p text:style-name="P2"><text:soft-page-break/><text:tab/>if(x &lt;= 0 &amp;&amp; y &lt; 0) return 3;</text:p>
      <text:p text:style-name="P2"><text:tab/>if(x &gt; 0 &amp;&amp; y &lt; 0) return 4;</text:p>
      <text:p text:style-name="P2">}</text:p>
      <text:p text:style-name="P2"/>
      <text:p text:style-name="P2">bool needCut(seg r){</text:p>
      <text:p text:style-name="P2"><text:tab/>return r.a.y &lt; 0 &amp;&amp; r.b.y &gt; 0;</text:p>
      <text:p text:style-name="P2">}</text:p>
      <text:p text:style-name="P2"/>
      <text:p text:style-name="P2">int visivel(pv pt){</text:p>
      <text:p text:style-name="P2"><text:tab/>//inicio bruta</text:p>
      <text:p text:style-name="P2"><text:tab/>for (auto i : active)</text:p>
      <text:p text:style-name="P2"><text:tab/>{</text:p>
      <text:p text:style-name="P2"><text:tab/><text:tab/>seg r = tmpParede[i];</text:p>
      <text:p text:style-name="P2"><text:tab/><text:tab/>if(temInterSegmento(seg(pv(0, 0), pt), r)) return 0;</text:p>
      <text:p text:style-name="P2"><text:tab/>}</text:p>
      <text:p text:style-name="P2"><text:tab/>return 1;</text:p>
      <text:p text:style-name="P2"><text:tab/></text:p>
      <text:p text:style-name="P2"><text:tab/>//fim bruta</text:p>
      <text:p text:style-name="P2"><text:tab/>if((int)active.size() == 0) return 1;</text:p>
      <text:p text:style-name="P2"><text:tab/>seg r = tmpParede[*active.begin()];</text:p>
      <text:p text:style-name="P2"><text:tab/>if(temInterSegmento(seg(pv(0, 0), pt), r)) return 0;</text:p>
      <text:p text:style-name="P2"><text:tab/>return 1;</text:p>
      <text:p text:style-name="P2">}</text:p>
      <text:p text:style-name="P2"/>
      <text:p text:style-name="P2">int sweep(){</text:p>
      <text:p text:style-name="P2"><text:tab/>sort(eve.begin(), eve.end());</text:p>
      <text:p text:style-name="P2"><text:tab/></text:p>
      <text:p text:style-name="P2"><text:tab/>int ans = 0;</text:p>
      <text:p text:style-name="P2"><text:tab/></text:p>
      <text:p text:style-name="P2"><text:tab/>for (int i = 0; i &lt; (int)eve.size(); i++)</text:p>
      <text:p text:style-name="P2"><text:tab/>{</text:p>
      <text:p text:style-name="P2"><text:tab/><text:tab/>if(eve[i].tipo == ABRE){</text:p>
      <text:p text:style-name="P2"><text:tab/><text:tab/><text:tab/>active.insert(eve[i].id);</text:p>
      <text:p text:style-name="P2"><text:tab/><text:tab/>}</text:p>
      <text:p text:style-name="P2"><text:tab/><text:tab/>else if(eve[i].tipo == FECHA){</text:p>
      <text:p text:style-name="P2"><text:tab/><text:tab/><text:tab/>active.erase(eve[i].id);</text:p>
      <text:p text:style-name="P2"><text:tab/><text:tab/>}else ans += visivel(eve[i].pt);</text:p>
      <text:p text:style-name="P2"><text:tab/>}</text:p>
      <text:p text:style-name="P2"><text:tab/>return ans;</text:p>
      <text:p text:style-name="P2">}</text:p>
      <text:p text:style-name="P2"/>
      <text:p text:style-name="P2">int solve(int idx){</text:p>
      <text:p text:style-name="P2"><text:tab/>origin = crianca[idx];</text:p>
      <text:p text:style-name="P2"><text:tab/>eve.clear();</text:p>
      <text:p text:style-name="P2"><text:tab/>tmpParede.clear();</text:p>
      <text:p text:style-name="P2"><text:tab/>pv pt;</text:p>
      <text:p text:style-name="P2"><text:tab/>for (int i = 0; i &lt; qtdCrianca; i++)</text:p>
      <text:p text:style-name="P2"><text:tab/>{</text:p>
      <text:p text:style-name="P2"><text:tab/><text:tab/>if(i==idx) continue;</text:p>
      <text:p text:style-name="P2"><text:tab/><text:tab/>pt = crianca[i] - origin;</text:p>
      <text:p text:style-name="P2"><text:tab/><text:tab/>eve.pb(event(pt, QUERY, getQuadrante(pt), -1));</text:p>
      <text:p text:style-name="P2"><text:tab/>}</text:p>
      <text:p text:style-name="P2"><text:tab/></text:p>
      <text:p text:style-name="P2"><text:tab/>int cnt = 0;</text:p>
      <text:p text:style-name="P2"><text:tab/>seg nw;</text:p>
      <text:p text:style-name="P2"><text:tab/>for (int i = 0; i &lt; qtdParede; i++)</text:p>
      <text:p text:style-name="P2"><text:tab/>{</text:p>
      <text:p text:style-name="P2"><text:tab/><text:tab/>nw = seg(parede[i].a - origin, parede[i].b - origin, cnt);</text:p>
      <text:p text:style-name="P2"><text:tab/><text:tab/>if(!needCut(nw)){</text:p>
      <text:p text:style-name="P2"><text:tab/><text:tab/><text:tab/>if(cross(nw.a, nw.b) &gt; 0){</text:p>
      <text:p text:style-name="P2"><text:soft-page-break/><text:tab/><text:tab/><text:tab/><text:tab/>eve.pb(event(nw.a, ABRE, getQuadrante(nw.a), cnt));</text:p>
      <text:p text:style-name="P2"><text:tab/><text:tab/><text:tab/><text:tab/>eve.pb(event(nw.b, FECHA, getQuadrante(nw.b), cnt));</text:p>
      <text:p text:style-name="P2"><text:tab/><text:tab/><text:tab/>}else{</text:p>
      <text:p text:style-name="P2"><text:tab/><text:tab/><text:tab/><text:tab/>eve.pb(event(nw.b, ABRE, getQuadrante(nw.b), cnt));</text:p>
      <text:p text:style-name="P2"><text:tab/><text:tab/><text:tab/><text:tab/>eve.pb(event(nw.a, FECHA, getQuadrante(nw.a), cnt));</text:p>
      <text:p text:style-name="P2"><text:tab/><text:tab/><text:tab/>}</text:p>
      <text:p text:style-name="P2"><text:tab/><text:tab/><text:tab/>tmpParede.pb(nw);</text:p>
      <text:p text:style-name="P2"><text:tab/><text:tab/><text:tab/>cnt++;</text:p>
      <text:p text:style-name="P2"><text:tab/><text:tab/>}else{</text:p>
      <text:p text:style-name="P2"><text:tab/><text:tab/><text:tab/>if(cross(nw.b - nw.a, pv(0, 0) - nw.a) &gt; 0){</text:p>
      <text:p text:style-name="P2"><text:tab/><text:tab/><text:tab/><text:tab/>eve.pb(event(pv(1,0), ABRE, 1, cnt));</text:p>
      <text:p text:style-name="P2"><text:tab/><text:tab/><text:tab/><text:tab/>eve.pb(event(nw.b, FECHA, getQuadrante(nw.b), cnt));</text:p>
      <text:p text:style-name="P2"><text:tab/><text:tab/><text:tab/><text:tab/>eve.pb(event(nw.a, ABRE, getQuadrante(nw.a), cnt));</text:p>
      <text:p text:style-name="P2"><text:tab/><text:tab/><text:tab/><text:tab/>eve.pb(event(pv(1, 0), FECHA, 4, cnt));</text:p>
      <text:p text:style-name="P2"><text:tab/><text:tab/><text:tab/>}else{</text:p>
      <text:p text:style-name="P2"><text:tab/><text:tab/><text:tab/><text:tab/>eve.pb(event(nw.b, ABRE, getQuadrante(nw.b), cnt));</text:p>
      <text:p text:style-name="P2"><text:tab/><text:tab/><text:tab/><text:tab/>eve.pb(event(pv(-1, 0), FECHA, 2, cnt));</text:p>
      <text:p text:style-name="P2"><text:tab/><text:tab/><text:tab/><text:tab/>eve.pb(event(pv(-1, 0), ABRE, 3, cnt));</text:p>
      <text:p text:style-name="P2"><text:tab/><text:tab/><text:tab/><text:tab/>eve.pb(event(nw.a, FECHA, getQuadrante(nw.a), cnt));</text:p>
      <text:p text:style-name="P2"><text:tab/><text:tab/><text:tab/>}</text:p>
      <text:p text:style-name="P2"><text:tab/><text:tab/><text:tab/>tmpParede.pb(nw);</text:p>
      <text:p text:style-name="P2"><text:tab/><text:tab/><text:tab/>cnt++;</text:p>
      <text:p text:style-name="P2"><text:tab/><text:tab/>}</text:p>
      <text:p text:style-name="P2"><text:tab/>}</text:p>
      <text:p text:style-name="P2"><text:tab/>return sweep();</text:p>
      <text:p text:style-name="P2">}</text:p>
      <text:p text:style-name="P2"/>
      <text:p text:style-name="P2">void reset(){</text:p>
      <text:p text:style-name="P2"><text:tab/>eve.clear();</text:p>
      <text:p text:style-name="P2"><text:tab/>tmpParede.clear();</text:p>
      <text:p text:style-name="P2"><text:tab/>parede.clear();</text:p>
      <text:p text:style-name="P2"><text:tab/>crianca.clear();</text:p>
      <text:p text:style-name="P2">}</text:p>
      <text:p text:style-name="P2"/>
      <text:p text:style-name="P2">int main(){</text:p>
      <text:p text:style-name="P2"><text:tab/>ios_base::sync_with_stdio(0);</text:p>
      <text:p text:style-name="P2"><text:tab/>cin.tie(0);</text:p>
      <text:p text:style-name="P2"><text:tab/></text:p>
      <text:p text:style-name="P2"><text:tab/>ll x, y, x0, y0;</text:p>
      <text:p text:style-name="P2"><text:tab/>while (cin &gt;&gt; qtdProcura &gt;&gt; qtdCrianca &gt;&gt; qtdParede)</text:p>
      <text:p text:style-name="P2"><text:tab/>{</text:p>
      <text:p text:style-name="P2"><text:tab/><text:tab/>reset();</text:p>
      <text:p text:style-name="P2"><text:tab/><text:tab/>for (int i = 0; i &lt; qtdCrianca; i++)</text:p>
      <text:p text:style-name="P2"><text:tab/><text:tab/>{</text:p>
      <text:p text:style-name="P2"><text:tab/><text:tab/><text:tab/>cin &gt;&gt; x &gt;&gt; y;</text:p>
      <text:p text:style-name="P2"><text:tab/><text:tab/><text:tab/>crianca.pb(pv(x, y));</text:p>
      <text:p text:style-name="P2"><text:tab/><text:tab/>}</text:p>
      <text:p text:style-name="P2"><text:tab/><text:tab/>for (int i = 0; i &lt; qtdParede; i++)</text:p>
      <text:p text:style-name="P2"><text:tab/><text:tab/>{</text:p>
      <text:p text:style-name="P2"><text:tab/><text:tab/><text:tab/>cin &gt;&gt; x &gt;&gt; y &gt;&gt; x0 &gt;&gt; y0;</text:p>
      <text:p text:style-name="P2"><text:tab/><text:tab/><text:tab/>if(y &lt; y0) parede.pb(seg(pv(x, y), pv(x0, y0), -1));</text:p>
      <text:p text:style-name="P2"><text:tab/><text:tab/><text:tab/>else parede.pb(seg(pv(x0, y0), pv(x, y), -1));</text:p>
      <text:p text:style-name="P2"><text:tab/><text:tab/>}</text:p>
      <text:p text:style-name="P2"><text:tab/><text:tab/>for (int i = 0; i &lt; qtdProcura; i++)</text:p>
      <text:p text:style-name="P2"><text:tab/><text:tab/>{</text:p>
      <text:p text:style-name="P2"><text:tab/><text:tab/><text:tab/>cout &lt;&lt; solve(i) &lt;&lt; "\n";</text:p>
      <text:p text:style-name="P2"><text:tab/><text:tab/>}</text:p>
      <text:p text:style-name="P2"><text:tab/>}</text:p>
      <text:p text:style-name="P2"><text:tab/></text:p>
      <text:p text:style-name="P2"><text:tab/></text:p>
      <text:p text:style-name="P2"><text:soft-page-break/><text:tab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7:13:12.839773632</meta:creation-date>
    <meta:generator>LibreOffice/5.1.6.2$Linux_X86_64 LibreOffice_project/10m0$Build-2</meta:generator>
    <dc:date>2017-09-06T13:50:57.591565535</dc:date>
    <meta:editing-duration>PT13M38S</meta:editing-duration>
    <meta:editing-cycles>8</meta:editing-cycles>
    <meta:document-statistic meta:table-count="0" meta:image-count="0" meta:object-count="0" meta:page-count="28" meta:paragraph-count="1379" meta:word-count="5117" meta:character-count="32654" meta:non-whitespace-character-count="25603"/>
  </office:meta>
</office:document-meta>
</file>